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I</text:span>nstrucciones: Marque con una "X" la opción que considere correcta. Solo una respuesta es correcta por pregunta.</text:p>
      <text:p text:style-name="Standard"/>
      <text:p text:style-name="Standard">¿Cuál es la función principal de un conector USB?</text:p>
      <text:p text:style-name="Standard">a) Transmitir señales de radio.</text:p>
      <text:p text:style-name="Standard">b) Conectar dispositivos para la transferencia de datos y energía.</text:p>
      <text:p text:style-name="Standard">c) Reproducir audio en altavoces.</text:p>
      <text:p text:style-name="Standard">d) Capturar imágenes con una cámara.</text:p>
      <text:p text:style-name="Standard"/>
      <text:p text:style-name="Standard">¿Cuál es la velocidad de transferencia de datos del estándar USB 2.0?</text:p>
      <text:p text:style-name="Standard">a) 480 Mbps.</text:p>
      <text:p text:style-name="Standard">b) 5 Gbps.</text:p>
      <text:p text:style-name="Standard">c) 12 Mbps.</text:p>
      <text:p text:style-name="Standard">d) 1 Gbps.</text:p>
      <text:p text:style-name="Standard"/>
      <text:p text:style-name="Standard">¿Qué tipo de conector se utiliza comúnmente para cargar dispositivos móviles, como smartphones y tabletas?</text:p>
      <text:p text:style-name="Standard">a) USB Type-A.</text:p>
      <text:p text:style-name="Standard">b) USB Type-B.</text:p>
      <text:p text:style-name="Standard">c) USB Micro-B.</text:p>
      <text:p text:style-name="Standard">d) USB-C.</text:p>
      <text:p text:style-name="Standard"/>
      <text:p text:style-name="Standard">¿Cuál es la principal ventaja del conector USB-C en comparación con otros conectores USB?</text:p>
      <text:p text:style-name="Standard">a) Es más pequeño y reversible.</text:p>
      <text:p text:style-name="Standard">b) Tiene mayor velocidad de transferencia.</text:p>
      <text:p text:style-name="Standard">c) Solo se utiliza en dispositivos Apple.</text:p>
      <text:p text:style-name="Standard">d) No requiere energía para la transferencia de datos.</text:p>
      <text:p text:style-name="Standard"/>
      <text:p text:style-name="Standard">¿Cuál de los siguientes dispositivos suele utilizar un conector USB Mini-B?</text:p>
      <text:p text:style-name="Standard">a) Impresoras.</text:p>
      <text:p text:style-name="Standard">b) Cámaras digitales.</text:p>
      <text:p text:style-name="Standard">c) Ratones.</text:p>
      <text:p text:style-name="Standard">d) Teclados.</text:p>
      <text:p text:style-name="Standard"/>
      <text:p text:style-name="Standard">¿Qué significa la sigla "USB" en inglés?</text:p>
      <text:p text:style-name="Standard">a) Universal Serial Bus.</text:p>
      <text:p text:style-name="Standard">b) United States of Bluetooth.</text:p>
      <text:p text:style-name="Standard">c) Ultra Speed Connector.</text:p>
      <text:p text:style-name="Standard">d) Underlying System Backup.</text:p>
      <text:p text:style-name="Standard"/>
      <text:p text:style-name="Standard">¿Qué versión de USB introdujo el conector USB Type-C por primera vez?</text:p>
      <text:p text:style-name="Standard">a) USB 1.1.</text:p>
      <text:p text:style-name="Standard">b) USB 2.0.</text:p>
      <text:p text:style-name="Standard">c) USB 3.0.</text:p>
      <text:p text:style-name="Standard">d) USB 3.1.</text:p>
      <text:p text:style-name="Standard"/>
      <text:p text:style-name="Standard">¿Cuál es la función principal del protocolo USB Power Delivery (USB PD)?</text:p>
      <text:p text:style-name="Standard"><text:soft-page-break/>a) Mejorar la velocidad de transferencia de datos.</text:p>
      <text:p text:style-name="Standard">b) Proporcionar energía para la carga rápida de dispositivos.</text:p>
      <text:p text:style-name="Standard">c) Conectar periféricos de audio.</text:p>
      <text:p text:style-name="Standard">d) Facilitar la conexión inalámbrica.</text:p>
      <text:p text:style-name="Standard"/>
      <text:p text:style-name="Standard">¿Cuántos pines tiene un conector USB Type-A estándar?</text:p>
      <text:p text:style-name="Standard">a) 4.</text:p>
      <text:p text:style-name="Standard">b) 6.</text:p>
      <text:p text:style-name="Standard">c) 8.</text:p>
      <text:p text:style-name="Standard">d) 12.</text:p>
      <text:p text:style-name="Standard"/>
      <text:p text:style-name="Standard">¿Qué tipo de conector se utiliza comúnmente para conectar impresoras y escáneres a una computadora?</text:p>
      <text:p text:style-name="Standard">a) USB Type-C.</text:p>
      <text:p text:style-name="Standard">b) USB Mini-B.</text:p>
      <text:p text:style-name="Standard">c) USB Type-A.</text:p>
      <text:p text:style-name="Standard">d) USB Type-B.</text:p>
      <text:p text:style-name="Standard"/>
      <text:p text:style-name="Standard">¿Cuál es la función del conector USB OTG (On-The-Go)?</text:p>
      <text:p text:style-name="Standard">a) Conectar dispositivos USB directamente entre sí sin necesidad de una computadora.</text:p>
      <text:p text:style-name="Standard">b) Optimizar la velocidad de conexión a Internet.</text:p>
      <text:p text:style-name="Standard">c) Mejorar la calidad de audio en dispositivos USB.</text:p>
      <text:p text:style-name="Standard">d) Proporcionar energía a dispositivos externos.</text:p>
      <text:p text:style-name="Standard"/>
      <text:p text:style-name="Standard">¿Cuál es la velocidad de transferencia de datos del estándar USB 3.0?</text:p>
      <text:p text:style-name="Standard">a) 480 Mbps.</text:p>
      <text:p text:style-name="Standard">b) 5 Gbps.</text:p>
      <text:p text:style-name="Standard">c) 12 Mbps.</text:p>
      <text:p text:style-name="Standard">d) 1 Gbps.</text:p>
      <text:p text:style-name="Standard"/>
      <text:p text:style-name="Standard">¿Cuál es la característica principal de un cable USB 3.1 Gen 2?</text:p>
      <text:p text:style-name="Standard">a) Mayor velocidad de transferencia.</text:p>
      <text:p text:style-name="Standard">b) Menor compatibilidad con dispositivos antiguos.</text:p>
      <text:p text:style-name="Standard">c) Conector más grande.</text:p>
      <text:p text:style-name="Standard">d) Solo compatible con dispositivos Apple.</text:p>
      <text:p text:style-name="Standard"/>
      <text:p text:style-name="Standard">¿Cuál de las siguientes afirmaciones es verdadera sobre USB 3.2?</text:p>
      <text:p text:style-name="Standard">a) Introduce velocidades de transferencia de hasta 10 Gbps.</text:p>
      <text:p text:style-name="Standard">b) Es una versión más antigua que USB 2.0.</text:p>
      <text:p text:style-name="Standard">c) Utiliza únicamente conectores USB Type-A.</text:p>
      <text:p text:style-name="Standard">d) No es compatible con la carga de dispositivos.</text:p>
      <text:p text:style-name="Standard"/>
      <text:p text:style-name="Standard">¿Qué tipo de conector se utiliza comúnmente para conectar dispositivos de almacenamiento externo, como discos duros?</text:p>
      <text:p text:style-name="Standard">a) USB Type-A.</text:p>
      <text:p text:style-name="Standard">b) USB Type-B.</text:p>
      <text:p text:style-name="Standard">c) USB Micro-B.</text:p>
      <text:p text:style-name="Standard"><text:soft-page-break/>d) USB-C.</text:p>
      <text:p text:style-name="Standard"/>
      <text:p text:style-name="Standard">¿Cuántos conductores tiene un cable USB 2.0 estándar?</text:p>
      <text:p text:style-name="Standard">a) 2.</text:p>
      <text:p text:style-name="Standard">b) 4.</text:p>
      <text:p text:style-name="Standard">c) 6.</text:p>
      <text:p text:style-name="Standard">d) 8.</text:p>
      <text:p text:style-name="Standard"/>
      <text:p text:style-name="Standard">¿Qué ventaja ofrece el conector USB Micro-B sobre el conector USB Mini-B?</text:p>
      <text:p text:style-name="Standard">a) Mayor velocidad de transferencia.</text:p>
      <text:p text:style-name="Standard">b) Mayor durabilidad.</text:p>
      <text:p text:style-name="Standard">c) Reversibilidad.</text:p>
      <text:p text:style-name="Standard">d) Menor tamaño.</text:p>
      <text:p text:style-name="Standard"/>
      <text:p text:style-name="Standard">¿En qué año se lanzó oficialmente el estándar USB 3.1?</text:p>
      <text:p text:style-name="Standard">a) 2008.</text:p>
      <text:p text:style-name="Standard">b) 2013.</text:p>
      <text:p text:style-name="Standard">c) 2015.</text:p>
      <text:p text:style-name="Standard">d) 2020.</text:p>
      <text:p text:style-name="Standard"/>
      <text:p text:style-name="Standard">¿Qué tipo de conector se utiliza comúnmente para conectar periféricos como teclados y ratones a una computadora?</text:p>
      <text:p text:style-name="Standard">a) USB Type-A.</text:p>
      <text:p text:style-name="Standard">b) USB Mini-B.</text:p>
      <text:p text:style-name="Standard">c) USB Micro-B.</text:p>
      <text:p text:style-name="Standard">d) USB Type-B.</text:p>
      <text:p text:style-name="Standard"/>
      <text:p text:style-name="Standard">¿Qué es el "USB Implementers Forum" (USB-IF)?</text:p>
      <text:p text:style-name="Standard">a) Un grupo de usuarios de USB.</text:p>
      <text:p text:style-name="Standard">b) Una organización que desarrolla y promueve el estándar USB.</text:p>
      <text:p text:style-name="Standard">c) Un programa de software para mejorar la velocidad de conexión USB.</text:p>
      <text:p text:style-name="Standard">d) Un dispositivo de almacenamiento USB de alta velocidad.</text:p>
      <text:p text:style-name="Standard"/>
      <text:p text:style-name="Standard">¿Cuál es la función principal del protocolo USB Audio Class?</text:p>
      <text:p text:style-name="Standard">a) Mejorar la velocidad de transferencia de datos.</text:p>
      <text:p text:style-name="Standard">b) Proporcionar energía para la carga rápida de dispositivos.</text:p>
      <text:p text:style-name="Standard">c) Establecer estándares para la conexión de dispositivos de audio.</text:p>
      <text:p text:style-name="Standard">d) Facilitar la conexión inalámbrica.</text:p>
      <text:p text:style-name="Standard"/>
      <text:p text:style-name="Standard">¿Qué versión de USB introdujo el conector USB Micro-B por primera vez?</text:p>
      <text:p text:style-name="Standard">a) USB 1.1.</text:p>
      <text:p text:style-name="Standard">b) USB 2.0.</text:p>
      <text:p text:style-name="Standard">c) USB 3.0.</text:p>
      <text:p text:style-name="Standard">d) USB 3.1.</text:p>
      <text:p text:style-name="Standard"/>
      <text:p text:style-name="Standard">¿Cuál es la principal ventaja del conector USB Type-B en comparación con otros conectores USB?</text:p>
      <text:p text:style-name="Standard">a) Es más pequeño y reversible.</text:p>
      <text:p text:style-name="Standard"><text:soft-page-break/>b) Tiene mayor velocidad de transferencia.</text:p>
      <text:p text:style-name="Standard">c) Ofrece una conexión más segura para periféricos.</text:p>
      <text:p text:style-name="Standard">d) No requiere energía para la transferencia de datos.</text:p>
      <text:p text:style-name="Standard"/>
      <text:p text:style-name="Standard">¿Qué tipo de conector se utiliza comúnmente en dispositivos Apple, como iPhones y iPads?</text:p>
      <text:p text:style-name="Standard">a) USB Type-A.</text:p>
      <text:p text:style-name="Standard">b) USB Micro-B.</text:p>
      <text:p text:style-name="Standard">c) USB-C.</text:p>
      <text:p text:style-name="Standard">d) Lightning.</text:p>
      <text:p text:style-name="Standard"/>
      <text:p text:style-name="Standard">¿Cuál es la longitud máxima recomendada para un cable USB 2.0 estándar sin pérdida significativa de rendimiento?</text:p>
      <text:p text:style-name="Standard">a) 1 metro.</text:p>
      <text:p text:style-name="Standard">b) 3 metros.</text:p>
      <text:p text:style-name="Standard">c) 5 metros.</text:p>
      <text:p text:style-name="Standard">d) 10 metros.</text:p>
      <text:p text:style-name="Standard"/>
      <text:p text:style-name="Standard">¿Cuál es la función del protocolo USB HID (Human Interface Device)?</text:p>
      <text:p text:style-name="Standard">a) Mejorar la velocidad de transferencia de datos.</text:p>
      <text:p text:style-name="Standard">b) Establecer estándares para la conexión de dispositivos de almacenamiento.</text:p>
      <text:p text:style-name="Standard">c) Facilitar la conexión inalámbrica.</text:p>
      <text:p text:style-name="Standard">d) Soportar dispositivos de entrada, como teclados y ratones.</text:p>
      <text:p text:style-name="Standard"/>
      <text:p text:style-name="Standard">¿Qué tipo de conector se utiliza comúnmente en impresoras y escáneres para la conexión a una computadora?</text:p>
      <text:p text:style-name="Standard">a) USB Type-A.</text:p>
      <text:p text:style-name="Standard">b) USB Micro-B.</text:p>
      <text:p text:style-name="Standard">c) USB Type-B.</text:p>
      <text:p text:style-name="Standard">d) USB-C.</text:p>
      <text:p text:style-name="Standard"/>
      <text:p text:style-name="Standard">¿Cuál es la principal diferencia entre USB 3.0 y USB 3.1?</text:p>
      <text:p text:style-name="Standard">a) La velocidad de transferencia de datos.</text:p>
      <text:p text:style-name="Standard">b) El tamaño del conector.</text:p>
      <text:p text:style-name="Standard">c) La reversibilidad del conector.</text:p>
      <text:p text:style-name="Standard">d) La compatibilidad con dispositivos Apple.</text:p>
      <text:p text:style-name="Standard"/>
      <text:p text:style-name="Standard">¿Cuál de las siguientes afirmaciones es correcta sobre USB 3.2?</text:p>
      <text:p text:style-name="Standard">a) Introduce velocidades de transferencia de hasta 20 Gbps.</text:p>
      <text:p text:style-name="Standard">b) Utiliza únicamente conectores USB Type-C.</text:p>
      <text:p text:style-name="Standard">c) Es una versión más antigua que USB 2.0.</text:p>
      <text:p text:style-name="Standard">d) No es compatible con la carga de dispositivos.</text:p>
      <text:p text:style-name="Standard"/>
      <text:p text:style-name="Standard">¿Cuál es la función principal del protocolo USB Mass Storage Class (MSC)?</text:p>
      <text:p text:style-name="Standard">a) Proporcionar energía para la carga rápida de dispositivos.</text:p>
      <text:p text:style-name="Standard">b) Soportar dispositivos de entrada, como teclados y ratones.</text:p>
      <text:p text:style-name="Standard">c) Establecer estándares para la conexión de dispositivos de almacenamiento.</text:p>
      <text:p text:style-name="Standard">d) Facilitar la conexión inalámbrica.</text:p>
      <text:p text:style-name="Standard"><text:soft-page-break/></text:p>
      <text:p text:style-name="Standard">¿Cuál es la función principal de un conector PS/2?</text:p>
      <text:p text:style-name="Standard">a) Conectar dispositivos de almacenamiento externo.</text:p>
      <text:p text:style-name="Standard">b) Proporcionar energía para la carga de dispositivos móviles.</text:p>
      <text:p text:style-name="Standard">c) Conectar periféricos de entrada, como teclados y ratones.</text:p>
      <text:p text:style-name="Standard">d) Transmitir señales de audio.</text:p>
      <text:p text:style-name="Standard"/>
      <text:p text:style-name="Standard">¿Qué tipo de dispositivo suele utilizar un puerto COM (Puerto de Comunicaciones)?</text:p>
      <text:p text:style-name="Standard">a) Impresoras.</text:p>
      <text:p text:style-name="Standard">b) Monitores.</text:p>
      <text:p text:style-name="Standard">c) Tarjetas de sonido.</text:p>
      <text:p text:style-name="Standard">d) Cámaras digitales.</text:p>
      <text:p text:style-name="Standard"/>
      <text:p text:style-name="Standard">¿Cuántos pines tiene un puerto COM estándar?</text:p>
      <text:p text:style-name="Standard">a) 9.</text:p>
      <text:p text:style-name="Standard">b) 15.</text:p>
      <text:p text:style-name="Standard">c) 25.</text:p>
      <text:p text:style-name="Standard">d) 7.</text:p>
      <text:p text:style-name="Standard"/>
      <text:p text:style-name="Standard">¿Cuál es la función principal de un puerto LPT (Puerto Paralelo)?</text:p>
      <text:p text:style-name="Standard">a) Conectar dispositivos de almacenamiento externo.</text:p>
      <text:p text:style-name="Standard">b) Transmitir señales de audio de alta calidad.</text:p>
      <text:p text:style-name="Standard">c) Conectar periféricos de entrada, como teclados y ratones.</text:p>
      <text:p text:style-name="Standard">d) Conectar impresoras y escáneres.</text:p>
      <text:p text:style-name="Standard"/>
      <text:p text:style-name="Standard">¿Qué tipo de dispositivo suele utilizar un conector IEEE 1394 (FireWire)?</text:p>
      <text:p text:style-name="Standard">a) Impresoras.</text:p>
      <text:p text:style-name="Standard">b) Discos duros externos.</text:p>
      <text:p text:style-name="Standard">c) Teclados y ratones.</text:p>
      <text:p text:style-name="Standard">d) Monitores.</text:p>
      <text:p text:style-name="Standard"/>
      <text:p text:style-name="Standard">¿Cuál es la principal característica del conector IEEE 1394 (FireWire)?</text:p>
      <text:p text:style-name="Standard">a) Alta velocidad de transferencia y conexión en cadena.</text:p>
      <text:p text:style-name="Standard">b) Reversibilidad del conector.</text:p>
      <text:p text:style-name="Standard">c) Conector pequeño y reversible.</text:p>
      <text:p text:style-name="Standard">d) Uso exclusivo en dispositivos Apple.</text:p>
      <text:p text:style-name="Standard"><text:s text:c="5"/></text:p>
      <text:p text:style-name="Standard">¿Cuántos pines tiene un conector IEEE 1394 (FireWire) de 6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Cuál es la función principal del conector Thunderbolt?</text:p>
      <text:p text:style-name="Standard">a) Conectar dispositivos de almacenamiento externo.</text:p>
      <text:p text:style-name="Standard">b) Transmitir señales de audio de alta calidad.</text:p>
      <text:p text:style-name="Standard">c) Proporcionar energía para la carga de dispositivos móviles.</text:p>
      <text:p text:style-name="Standard"><text:soft-page-break/>d) Alta velocidad de transferencia y conexión en cadena.</text:p>
      <text:p text:style-name="Standard"/>
      <text:p text:style-name="Standard">¿Cuántos pines tiene un conector Thunderbolt 3?</text:p>
      <text:p text:style-name="Standard">a) 8.</text:p>
      <text:p text:style-name="Standard">b) 12.</text:p>
      <text:p text:style-name="Standard">c) 16.</text:p>
      <text:p text:style-name="Standard">d) 24.</text:p>
      <text:p text:style-name="Standard"/>
      <text:p text:style-name="Standard">¿Qué tipo de dispositivo suele utilizar un conector PS/2 de 6 pines?</text:p>
      <text:p text:style-name="Standard">a) Impresoras.</text:p>
      <text:p text:style-name="Standard">b) Monitores.</text:p>
      <text:p text:style-name="Standard">c) Teclados y ratones.</text:p>
      <text:p text:style-name="Standard">d) Cámaras digitales.</text:p>
      <text:p text:style-name="Standard"/>
      <text:p text:style-name="Standard">¿Cuál es la función principal de un puerto COM en una computadora?</text:p>
      <text:p text:style-name="Standard">a) Conectar dispositivos de red.</text:p>
      <text:p text:style-name="Standard">b) Facilitar la carga de dispositivos móviles.</text:p>
      <text:p text:style-name="Standard">c) Proporcionar comunicación serial con periféricos.</text:p>
      <text:p text:style-name="Standard">d) Transmitir señales de video.</text:p>
      <text:p text:style-name="Standard"/>
      <text:p text:style-name="Standard">¿Cuántos pines tiene un conector LPT de 25 pines?</text:p>
      <text:p text:style-name="Standard">a) 9.</text:p>
      <text:p text:style-name="Standard">b) 15.</text:p>
      <text:p text:style-name="Standard">c) 25.</text:p>
      <text:p text:style-name="Standard">d) 7.</text:p>
      <text:p text:style-name="Standard"/>
      <text:p text:style-name="Standard">¿Qué tipo de dispositivo suele utilizar un conector IEEE 1394 de 9 pines?</text:p>
      <text:p text:style-name="Standard">a) Impresoras.</text:p>
      <text:p text:style-name="Standard">b) Discos duros externos.</text:p>
      <text:p text:style-name="Standard">c) Teclados y ratones.</text:p>
      <text:p text:style-name="Standard">d) Monitores.</text:p>
      <text:p text:style-name="Standard"/>
      <text:p text:style-name="Standard">¿Cuál es la función principal de un conector Thunderbolt en una computadora?</text:p>
      <text:p text:style-name="Standard">a) Conectar dispositivos de red.</text:p>
      <text:p text:style-name="Standard">b) Proporcionar comunicación serial con periféricos.</text:p>
      <text:p text:style-name="Standard">c) Alta velocidad de transferencia y conexión en cadena.</text:p>
      <text:p text:style-name="Standard">d) Transmitir señales de audio de alta calidad.</text:p>
      <text:p text:style-name="Standard"/>
      <text:p text:style-name="Standard">¿Cuántos pines tiene un conector PS/2 de 4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Qué tipo de dispositivo suele utilizar un puerto COM de 25 pines?</text:p>
      <text:p text:style-name="Standard">a) Impresoras.</text:p>
      <text:p text:style-name="Standard">b) Monitores.</text:p>
      <text:p text:style-name="Standard"><text:soft-page-break/>c) Tarjetas de sonido.</text:p>
      <text:p text:style-name="Standard">d) Cámaras digitales.</text:p>
      <text:p text:style-name="Standard"/>
      <text:p text:style-name="Standard">¿Cuál es la función principal de un puerto LPT en una computadora?</text:p>
      <text:p text:style-name="Standard">a) Conectar dispositivos de red.</text:p>
      <text:p text:style-name="Standard">b) Transmitir señales de video.</text:p>
      <text:p text:style-name="Standard">c) Conectar impresoras y escáneres.</text:p>
      <text:p text:style-name="Standard">d) Proporcionar comunicación serial con periféricos.</text:p>
      <text:p text:style-name="Standard"/>
      <text:p text:style-name="Standard">¿Cuántos pines tiene un conector IEEE 1394 de 4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Qué tipo de dispositivo suele utilizar un conector Thunderbolt 2?</text:p>
      <text:p text:style-name="Standard">a) Impresoras.</text:p>
      <text:p text:style-name="Standard">b) Discos duros externos.</text:p>
      <text:p text:style-name="Standard">c) Teclados y ratones.</text:p>
      <text:p text:style-name="Standard">d) Monitores.</text:p>
      <text:p text:style-name="Standard"/>
      <text:p text:style-name="Standard">¿Cuántos pines tiene un conector PS/2 de 6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Cuál es la función principal de un conector COM en una computadora?</text:p>
      <text:p text:style-name="Standard">a) Conectar dispositivos de almacenamiento externo.</text:p>
      <text:p text:style-name="Standard">b) Proporcionar comunicación serial con periféricos.</text:p>
      <text:p text:style-name="Standard">c) Transmitir señales de audio de alta calidad.</text:p>
      <text:p text:style-name="Standard">d) Facilitar la carga de dispositivos móviles.</text:p>
      <text:p text:style-name="Standard"/>
      <text:p text:style-name="Standard">¿Cuántos pines tiene un conector LPT de 9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Qué tipo de dispositivo suele utilizar un puerto COM de 9 pines?</text:p>
      <text:p text:style-name="Standard">a) Impresoras.</text:p>
      <text:p text:style-name="Standard">b) Monitores.</text:p>
      <text:p text:style-name="Standard">c) Tarjetas de sonido.</text:p>
      <text:p text:style-name="Standard">d) Cámaras digitales.</text:p>
      <text:p text:style-name="Standard"/>
      <text:p text:style-name="Standard">¿Cuál es la función principal de un conector IEEE 1394 de 6 pines?</text:p>
      <text:p text:style-name="Standard">a) Alta velocidad de transferencia y conexión en cadena.</text:p>
      <text:p text:style-name="Standard"><text:soft-page-break/>b) Reversibilidad del conector.</text:p>
      <text:p text:style-name="Standard">c) Conectar dispositivos de almacenamiento externo.</text:p>
      <text:p text:style-name="Standard">d) Uso exclusivo en dispositivos Apple.</text:p>
      <text:p text:style-name="Standard"/>
      <text:p text:style-name="Standard">¿Cuántos pines tiene un conector Thunderbolt 4?</text:p>
      <text:p text:style-name="Standard">a) 8.</text:p>
      <text:p text:style-name="Standard">b) 16.</text:p>
      <text:p text:style-name="Standard">c) 24.</text:p>
      <text:p text:style-name="Standard">d) 32.</text:p>
      <text:p text:style-name="Standard"/>
      <text:p text:style-name="Standard">¿Qué tipo de dispositivo suele utilizar un conector PS/2 de 4 pines?</text:p>
      <text:p text:style-name="Standard">a) Impresoras.</text:p>
      <text:p text:style-name="Standard">b) Monitores.</text:p>
      <text:p text:style-name="Standard">c) Teclados y ratones.</text:p>
      <text:p text:style-name="Standard">d) Cámaras digitales.</text:p>
      <text:p text:style-name="Standard"/>
      <text:p text:style-name="Standard">¿Cuál es la función principal de un puerto COM en una computadora?</text:p>
      <text:p text:style-name="Standard">a) Conectar dispositivos de red.</text:p>
      <text:p text:style-name="Standard">b) Facilitar la carga de dispositivos móviles.</text:p>
      <text:p text:style-name="Standard">c) Proporcionar comunicación serial con periféricos.</text:p>
      <text:p text:style-name="Standard">d) Transmitir señales de video.</text:p>
      <text:p text:style-name="Standard"/>
      <text:p text:style-name="Standard">¿Cuántos pines tiene un conector LPT de 6 pines?</text:p>
      <text:p text:style-name="Standard">a) 4.</text:p>
      <text:p text:style-name="Standard">b) 6.</text:p>
      <text:p text:style-name="Standard">c) 9.</text:p>
      <text:p text:style-name="Standard">d) 12.</text:p>
      <text:p text:style-name="Standard"/>
      <text:p text:style-name="Standard">¿Qué tipo de dispositivo suele utilizar un conector IEEE 1394 de 4 pines?</text:p>
      <text:p text:style-name="Standard">a) Impresoras.</text:p>
      <text:p text:style-name="Standard">b) Discos duros externos.</text:p>
      <text:p text:style-name="Standard">c) Teclados y ratones.</text:p>
      <text:p text:style-name="Standard">d) Monitores.</text:p>
      <text:p text:style-name="Standard"/>
      <text:p text:style-name="Standard">¿Cuál es la función principal de un conector Thunderbolt en una computadora?</text:p>
      <text:p text:style-name="Standard">a) Conectar dispositivos de red.</text:p>
      <text:p text:style-name="Standard">b) Transmitir señales de audio de alta calidad.</text:p>
      <text:p text:style-name="Standard">c) Alta velocidad de transferencia y conexión en cadena.</text:p>
      <text:p text:style-name="Standard">d) Proporcionar energía para la carga de dispositivos móviles.</text:p>
      <text:p text:style-name="Standard"/>
      <text:p text:style-name="Standard"/>
      <text:p text:style-name="Standard">¿Cuál de los siguientes conectores es analógico y se utiliza comúnmente para la conexión de monitores y proyectores?</text:p>
      <text:p text:style-name="Standard">a) HDMI.</text:p>
      <text:p text:style-name="Standard">b) DisplayPort.</text:p>
      <text:p text:style-name="Standard">c) USB-C.</text:p>
      <text:p text:style-name="Standard">d) VGA.</text:p>
      <text:p text:style-name="Standard"><text:soft-page-break/></text:p>
      <text:p text:style-name="Standard">¿Cuántos pines tiene un conector VGA estándar?</text:p>
      <text:p text:style-name="Standard">a) 15.</text:p>
      <text:p text:style-name="Standard">b) 9.</text:p>
      <text:p text:style-name="Standard">c) 24.</text:p>
      <text:p text:style-name="Standard">d) 19.</text:p>
      <text:p text:style-name="Standard"/>
      <text:p text:style-name="Standard">¿Cuál de los siguientes conectores es digital y se utiliza para transmitir audio y video de alta calidad?</text:p>
      <text:p text:style-name="Standard">a) USB-C.</text:p>
      <text:p text:style-name="Standard">b) VGA.</text:p>
      <text:p text:style-name="Standard">c) HDMI.</text:p>
      <text:p text:style-name="Standard">d) DisplayPort.</text:p>
      <text:p text:style-name="Standard"/>
      <text:p text:style-name="Standard">¿Cuál es la principal ventaja del conector HDMI sobre el VGA?</text:p>
      <text:p text:style-name="Standard">a) Mayor velocidad de transferencia.</text:p>
      <text:p text:style-name="Standard">b) Reversibilidad del conector.</text:p>
      <text:p text:style-name="Standard">c) Transmite audio y video digital.</text:p>
      <text:p text:style-name="Standard">d) Mayor resistencia física.</text:p>
      <text:p text:style-name="Standard"/>
      <text:p text:style-name="Standard">¿Cuántos pines tiene un conector HDMI estándar?</text:p>
      <text:p text:style-name="Standard">a) 15.</text:p>
      <text:p text:style-name="Standard">b) 19.</text:p>
      <text:p text:style-name="Standard">c) 24.</text:p>
      <text:p text:style-name="Standard">d) 32.</text:p>
      <text:p text:style-name="Standard"/>
      <text:p text:style-name="Standard">¿Qué tipo de señal transmite el conector DisplayPort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ntos pines tiene un conector DisplayPort estándar?</text:p>
      <text:p text:style-name="Standard">a) 15.</text:p>
      <text:p text:style-name="Standard">b) 19.</text:p>
      <text:p text:style-name="Standard">c) 20.</text:p>
      <text:p text:style-name="Standard">d) 24.</text:p>
      <text:p text:style-name="Standard"/>
      <text:p text:style-name="Standard">¿Cuál de los siguientes conectores es reversible y se utiliza para la transmisión de datos, energía, audio y video?</text:p>
      <text:p text:style-name="Standard">a) DisplayPort.</text:p>
      <text:p text:style-name="Standard">b) USB-C.</text:p>
      <text:p text:style-name="Standard">c) HDMI.</text:p>
      <text:p text:style-name="Standard">d) VGA.</text:p>
      <text:p text:style-name="Standard"/>
      <text:p text:style-name="Standard">¿Cuántos pines tiene un conector USB-C estándar?</text:p>
      <text:p text:style-name="Standard">a) 15.</text:p>
      <text:p text:style-name="Standard"><text:soft-page-break/>b) 19.</text:p>
      <text:p text:style-name="Standard">c) 24.</text:p>
      <text:p text:style-name="Standard">d) 32.</text:p>
      <text:p text:style-name="Standard"/>
      <text:p text:style-name="Standard">¿Cuál es la principal ventaja del conector DisplayPort sobre el HDMI?</text:p>
      <text:p text:style-name="Standard">a) Mayor velocidad de transferencia.</text:p>
      <text:p text:style-name="Standard">b) Reversibilidad del conector.</text:p>
      <text:p text:style-name="Standard">c) Transmite audio y video digital.</text:p>
      <text:p text:style-name="Standard">d) Mayor resistencia física.</text:p>
      <text:p text:style-name="Standard"/>
      <text:p text:style-name="Standard">¿Cuántos pines tiene un conector VGA de 9 pines?</text:p>
      <text:p text:style-name="Standard">a) 9.</text:p>
      <text:p text:style-name="Standard">b) 15.</text:p>
      <text:p text:style-name="Standard">c) 24.</text:p>
      <text:p text:style-name="Standard">d) 19.</text:p>
      <text:p text:style-name="Standard"/>
      <text:p text:style-name="Standard">¿Cuál de los siguientes conectores es conocido por su capacidad para admitir múltiples monitores mediante una sola conexión?</text:p>
      <text:p text:style-name="Standard">a) HDMI.</text:p>
      <text:p text:style-name="Standard">b) DisplayPort.</text:p>
      <text:p text:style-name="Standard">c) USB-C.</text:p>
      <text:p text:style-name="Standard">d) VGA.</text:p>
      <text:p text:style-name="Standard"/>
      <text:p text:style-name="Standard">¿Cuántos pines tiene un conector HDMI Mini?</text:p>
      <text:p text:style-name="Standard">a) 15.</text:p>
      <text:p text:style-name="Standard">b) 19.</text:p>
      <text:p text:style-name="Standard">c) 24.</text:p>
      <text:p text:style-name="Standard">d) 32.</text:p>
      <text:p text:style-name="Standard"/>
      <text:p text:style-name="Standard">¿Qué tipo de señal transmite el conector HDMI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ntos pines tiene un conector DisplayPort de 20 pines?</text:p>
      <text:p text:style-name="Standard">a) 15.</text:p>
      <text:p text:style-name="Standard">b) 19.</text:p>
      <text:p text:style-name="Standard">c) 20.</text:p>
      <text:p text:style-name="Standard">d) 24.</text:p>
      <text:p text:style-name="Standard"/>
      <text:p text:style-name="Standard">¿Cuál es la principal ventaja del conector VGA sobre el HDMI?</text:p>
      <text:p text:style-name="Standard">a) Mayor velocidad de transferencia.</text:p>
      <text:p text:style-name="Standard">b) Reversibilidad del conector.</text:p>
      <text:p text:style-name="Standard">c) Transmite audio y video digital.</text:p>
      <text:p text:style-name="Standard">d) Mayor resistencia física.</text:p>
      <text:p text:style-name="Standard"/>
      <text:p text:style-name="Standard"><text:soft-page-break/>¿Qué tipo de señal transmite el conector USB-C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l de los siguientes conectores es conocido por su capacidad para suministrar energía suficiente para cargar dispositivos, incluidos laptops?</text:p>
      <text:p text:style-name="Standard">a) HDMI.</text:p>
      <text:p text:style-name="Standard">b) DisplayPort.</text:p>
      <text:p text:style-name="Standard">c) USB-C.</text:p>
      <text:p text:style-name="Standard">d) VGA.</text:p>
      <text:p text:style-name="Standard"/>
      <text:p text:style-name="Standard">¿Cuántos pines tiene un conector HDMI Micro?</text:p>
      <text:p text:style-name="Standard">a) 15.</text:p>
      <text:p text:style-name="Standard">b) 19.</text:p>
      <text:p text:style-name="Standard">c) 24.</text:p>
      <text:p text:style-name="Standard">d) 32.</text:p>
      <text:p text:style-name="Standard"/>
      <text:p text:style-name="Standard">¿Qué tipo de señal transmite el conector VGA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l de los siguientes conectores es compatible con la tecnología Thunderbolt?</text:p>
      <text:p text:style-name="Standard">a) HDMI.</text:p>
      <text:p text:style-name="Standard">b) DisplayPort.</text:p>
      <text:p text:style-name="Standard">c) USB-C.</text:p>
      <text:p text:style-name="Standard">d) VGA.</text:p>
      <text:p text:style-name="Standard"/>
      <text:p text:style-name="Standard">¿Cuántos pines tiene un conector USB-C de 32 pines?</text:p>
      <text:p text:style-name="Standard">a) 15.</text:p>
      <text:p text:style-name="Standard">b) 19.</text:p>
      <text:p text:style-name="Standard">c) 24.</text:p>
      <text:p text:style-name="Standard">d) 32.</text:p>
      <text:p text:style-name="Standard"/>
      <text:p text:style-name="Standard">¿Qué tipo de señal transmite el conector HDMI Micro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l de los siguientes conectores es más comúnmente utilizado en la conexión de dispositivos móviles como smartphones y tablets?</text:p>
      <text:p text:style-name="Standard">a) HDMI.</text:p>
      <text:p text:style-name="Standard">b) DisplayPort.</text:p>
      <text:p text:style-name="Standard"><text:soft-page-break/>c) USB-C.</text:p>
      <text:p text:style-name="Standard">d) VGA.</text:p>
      <text:p text:style-name="Standard"/>
      <text:p text:style-name="Standard">¿Cuántos pines tiene un conector HDMI Mini?</text:p>
      <text:p text:style-name="Standard">a) 15.</text:p>
      <text:p text:style-name="Standard">b) 19.</text:p>
      <text:p text:style-name="Standard">c) 24.</text:p>
      <text:p text:style-name="Standard">d) 32.</text:p>
      <text:p text:style-name="Standard"/>
      <text:p text:style-name="Standard">¿Qué tipo de señal transmite el conector USB-C?</text:p>
      <text:p text:style-name="Standard">a) Solo audio.</text:p>
      <text:p text:style-name="Standard">b) Solo video.</text:p>
      <text:p text:style-name="Standard">c) Audio y video.</text:p>
      <text:p text:style-name="Standard">d) Datos de almacenamiento.</text:p>
      <text:p text:style-name="Standard"/>
      <text:p text:style-name="Standard">¿Cuántos pines tiene un conector <text:span text:style-name="T3">D</text:span><text:span text:style-name="T2">-sub</text:span> ?</text:p>
      <text:p text:style-name="Standard">a) 9.</text:p>
      <text:p text:style-name="Standard">b) 15.</text:p>
      <text:p text:style-name="Standard">c) 24.</text:p>
      <text:p text:style-name="Standard">d) 19.</text:p>
      <text:p text:style-name="Standard"/>
      <text:p text:style-name="Standard">¿Cuál de los siguientes conectores se utiliza comúnmente para la conexión de discos duros y unidades ópticas en una placa base?</text:p>
      <text:p text:style-name="Standard">a) IDE.</text:p>
      <text:p text:style-name="Standard">b) SATA.</text:p>
      <text:p text:style-name="Standard">c) ATX.</text:p>
      <text:p text:style-name="Standard">d) Floppy.</text:p>
      <text:p text:style-name="Standard"/>
      <text:p text:style-name="Standard">¿Cuántos cables de datos puede soportar un solo conector SATA en una placa base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os siguientes conectores se utiliza para la conexión de fuentes de alimentación en una placa base?</text:p>
      <text:p text:style-name="Standard">a) Floppy.</text:p>
      <text:p text:style-name="Standard">b) IDE.</text:p>
      <text:p text:style-name="Standard">c) ATX.</text:p>
      <text:p text:style-name="Standard">d) SATA.</text:p>
      <text:p text:style-name="Standard"/>
      <text:p text:style-name="Standard">¿Cuántos pines tiene un conector de fuente de alimentación ATX estándar?</text:p>
      <text:p text:style-name="Standard">a) 20.</text:p>
      <text:p text:style-name="Standard">b) 24.</text:p>
      <text:p text:style-name="Standard">c) 30.</text:p>
      <text:p text:style-name="Standard">d) 40.</text:p>
      <text:p text:style-name="Standard"/>
      <text:p text:style-name="Standard"><text:soft-page-break/>¿Cuál de los siguientes conectores se utiliza para la conexión de unidades de disquete (floppy) en una placa base?</text:p>
      <text:p text:style-name="Standard">a) SATA.</text:p>
      <text:p text:style-name="Standard">b) IDE.</text:p>
      <text:p text:style-name="Standard">c) ATX.</text:p>
      <text:p text:style-name="Standard">d) Floppy.</text:p>
      <text:p text:style-name="Standard"/>
      <text:p text:style-name="Standard">¿Cuántos dispositivos se pueden conectar a un solo canal IDE en una placa base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os siguientes conectores se utiliza para la conexión de periféricos USB, audio y otros botones en la parte frontal de la carcasa de una computadora?</text:p>
      <text:p text:style-name="Standard">a) SATA.</text:p>
      <text:p text:style-name="Standard">b) IDE.</text:p>
      <text:p text:style-name="Standard">c) ATX.</text:p>
      <text:p text:style-name="Standard">d) Panel Frontal.</text:p>
      <text:p text:style-name="Standard"/>
      <text:p text:style-name="Standard">¿Cuántos pines tiene un conector de panel frontal estándar en una placa base?</text:p>
      <text:p text:style-name="Standard">a) 10.</text:p>
      <text:p text:style-name="Standard">b) 12.</text:p>
      <text:p text:style-name="Standard">c) 16.</text:p>
      <text:p text:style-name="Standard">d) 20.</text:p>
      <text:p text:style-name="Standard"/>
      <text:p text:style-name="Standard">¿Cuál de los siguientes conectores se utiliza para la conexión de ventiladores en una placa base?</text:p>
      <text:p text:style-name="Standard">a) Floppy.</text:p>
      <text:p text:style-name="Standard">b) IDE.</text:p>
      <text:p text:style-name="Standard">c) ATX.</text:p>
      <text:p text:style-name="Standard">d) Fan Header.</text:p>
      <text:p text:style-name="Standard"/>
      <text:p text:style-name="Standard">¿Cuántos cables de alimentación puede proporcionar un solo conector SATA en una placa base?</text:p>
      <text:p text:style-name="Standard">a) 1.</text:p>
      <text:p text:style-name="Standard">b) 2.</text:p>
      <text:p text:style-name="Standard">c) 3.</text:p>
      <text:p text:style-name="Standard">d) 4.</text:p>
      <text:p text:style-name="Standard"/>
      <text:p text:style-name="Standard">¿Cuál de los siguientes conectores se utiliza para la conexión de tarjetas de expansión, como tarjetas de video, en una placa base?</text:p>
      <text:p text:style-name="Standard">a) SATA.</text:p>
      <text:p text:style-name="Standard">b) IDE.</text:p>
      <text:p text:style-name="Standard">c) PCI Express (PCIe).</text:p>
      <text:p text:style-name="Standard">d) Floppy.</text:p>
      <text:p text:style-name="Standard"/>
      <text:p text:style-name="Standard">¿Cuántos pines tiene un conector de fuente de alimentación EPS (ATX12V) estándar?</text:p>
      <text:p text:style-name="Standard">a) 4.</text:p>
      <text:p text:style-name="Standard"><text:soft-page-break/>b) 8.</text:p>
      <text:p text:style-name="Standard">c) 12.</text:p>
      <text:p text:style-name="Standard">d) 24.</text:p>
      <text:p text:style-name="Standard"/>
      <text:p text:style-name="Standard">¿Cuál de los siguientes conectores se utiliza para la conexión de periféricos como mouse y teclado en una placa base?</text:p>
      <text:p text:style-name="Standard">a) SATA.</text:p>
      <text:p text:style-name="Standard">b) IDE.</text:p>
      <text:p text:style-name="Standard">c) ATX.</text:p>
      <text:p text:style-name="Standard">d) PS/2.</text:p>
      <text:p text:style-name="Standard"/>
      <text:p text:style-name="Standard">¿Cuántos cables de datos puede soportar un solo conector SATA Express en una placa base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os siguientes conectores se utiliza para la conexión de tarjetas de sonido en una placa base?</text:p>
      <text:p text:style-name="Standard">a) SATA.</text:p>
      <text:p text:style-name="Standard">b) IDE.</text:p>
      <text:p text:style-name="Standard">c) PCI Express (PCIe).</text:p>
      <text:p text:style-name="Standard">d) Audio Header.</text:p>
      <text:p text:style-name="Standard"/>
      <text:p text:style-name="Standard">¿Cuántos pines tiene un conector de ventilador estándar en una placa base?</text:p>
      <text:p text:style-name="Standard">a) 2.</text:p>
      <text:p text:style-name="Standard">b) 3.</text:p>
      <text:p text:style-name="Standard">c) 4.</text:p>
      <text:p text:style-name="Standard">d) 5.</text:p>
      <text:p text:style-name="Standard"/>
      <text:p text:style-name="Standard">¿Cuál de los siguientes conectores se utiliza para la conexión de unidades de almacenamiento SATA en una placa base?</text:p>
      <text:p text:style-name="Standard">a) SATA.</text:p>
      <text:p text:style-name="Standard">b) IDE.</text:p>
      <text:p text:style-name="Standard">c) ATX.</text:p>
      <text:p text:style-name="Standard">d) USB.</text:p>
      <text:p text:style-name="Standard"/>
      <text:p text:style-name="Standard">¿Cuántos pines tiene un conector de tarjeta de expansión PCI estándar?</text:p>
      <text:p text:style-name="Standard">a) 32.</text:p>
      <text:p text:style-name="Standard">b) 64.</text:p>
      <text:p text:style-name="Standard">c) 128.</text:p>
      <text:p text:style-name="Standard">d) 256.</text:p>
      <text:p text:style-name="Standard"/>
      <text:p text:style-name="Standard">¿Cuál de los siguientes conectores se utiliza para la conexión de unidades ópticas y discos duros en una placa base?</text:p>
      <text:p text:style-name="Standard">a) SATA.</text:p>
      <text:p text:style-name="Standard">b) IDE.</text:p>
      <text:p text:style-name="Standard"><text:soft-page-break/>c) ATX.</text:p>
      <text:p text:style-name="Standard">d) USB.</text:p>
      <text:p text:style-name="Standard"/>
      <text:p text:style-name="Standard">¿Cuántos pines tiene un conector de panel frontal USB estándar en una placa base?</text:p>
      <text:p text:style-name="Standard">a) 8.</text:p>
      <text:p text:style-name="Standard">b) 10.</text:p>
      <text:p text:style-name="Standard">c) 12.</text:p>
      <text:p text:style-name="Standard">d) 20.</text:p>
      <text:p text:style-name="Standard"/>
      <text:p text:style-name="Standard">¿Cuál de los siguientes conectores se utiliza para la conexión de tarjetas de red en una placa base?</text:p>
      <text:p text:style-name="Standard">a) SATA.</text:p>
      <text:p text:style-name="Standard">b) IDE.</text:p>
      <text:p text:style-name="Standard">c) PCI Express (PCIe).</text:p>
      <text:p text:style-name="Standard">d) Ethernet Header.</text:p>
      <text:p text:style-name="Standard"/>
      <text:p text:style-name="Standard">¿Cuántos cables de datos puede soportar un solo conector M.2 en una placa base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os siguientes conectores se utiliza para la conexión de módulos de memoria RAM en una placa base?</text:p>
      <text:p text:style-name="Standard">a) SATA.</text:p>
      <text:p text:style-name="Standard">b) IDE.</text:p>
      <text:p text:style-name="Standard">c) ATX.</text:p>
      <text:p text:style-name="Standard">d) DIMM.</text:p>
      <text:p text:style-name="Standard"/>
      <text:p text:style-name="Standard">¿Cuántos pines tiene un conector de tarjeta de expansión PCIe x16 estándar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os siguientes conectores se utiliza para la conexión de tarjetas de sonido y otros dispositivos de audio en una placa base?</text:p>
      <text:p text:style-name="Standard">a) SATA.</text:p>
      <text:p text:style-name="Standard">b) IDE.</text:p>
      <text:p text:style-name="Standard">c) ATX.</text:p>
      <text:p text:style-name="Standard">d) Audio Header.</text:p>
      <text:p text:style-name="Standard"/>
      <text:p text:style-name="Standard">¿Cuántos pines tiene un conector de fuente de alimentación SATA estándar?</text:p>
      <text:p text:style-name="Standard">a) 4.</text:p>
      <text:p text:style-name="Standard">b) 7.</text:p>
      <text:p text:style-name="Standard">c) 15.</text:p>
      <text:p text:style-name="Standard">d) 24.</text:p>
      <text:p text:style-name="Standard"/>
      <text:p text:style-name="Standard"><text:soft-page-break/>¿Cuál de los siguientes conectores se utiliza para la conexión de tarjetas de expansión de almacenamiento, como tarjetas RAID, en una placa base?</text:p>
      <text:p text:style-name="Standard">a) SATA.</text:p>
      <text:p text:style-name="Standard">b) IDE.</text:p>
      <text:p text:style-name="Standard">c) ATX.</text:p>
      <text:p text:style-name="Standard">d) SAS.</text:p>
      <text:p text:style-name="Standard"/>
      <text:p text:style-name="Standard">¿Cuántos cables de alimentación puede proporcionar un solo conector PCIe de 6 pines en una placa base?</text:p>
      <text:p text:style-name="Standard">a) 1.</text:p>
      <text:p text:style-name="Standard">b) 2.</text:p>
      <text:p text:style-name="Standard">c) 3.</text:p>
      <text:p text:style-name="Standard">d) 4.</text:p>
      <text:p text:style-name="Standard"/>
      <text:p text:style-name="Standard">¿Cuál de los siguientes conectores se utiliza para la conexión de tarjetas de red inalámbricas en una placa base?</text:p>
      <text:p text:style-name="Standard">a) SATA.</text:p>
      <text:p text:style-name="Standard">b) IDE.</text:p>
      <text:p text:style-name="Standard">c) ATX.</text:p>
      <text:p text:style-name="Standard">d) Mini PCIe.</text:p>
      <text:p text:style-name="Standard"/>
      <text:p text:style-name="Standard">¿Cuántos pines tiene un conector de tarjeta de expansión PCIe x1 estándar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Qué tipo de placa base se utiliza comúnmente en computadoras de escritorio y torres?</text:p>
      <text:p text:style-name="Standard">a) ATX.</text:p>
      <text:p text:style-name="Standard">b) Mini-ITX.</text:p>
      <text:p text:style-name="Standard">c) MicroATX.</text:p>
      <text:p text:style-name="Standard">d) Extended ATX.</text:p>
      <text:p text:style-name="Standard"/>
      <text:p text:style-name="Standard">¿Cuál es el tamaño estándar de una placa base Mini-I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Cuál es la principal ventaja de una placa base ATX sobre una MicroATX?</text:p>
      <text:p text:style-name="Standard">a) Menor tamaño.</text:p>
      <text:p text:style-name="Standard">b) Menor capacidad de expansión.</text:p>
      <text:p text:style-name="Standard">c) Mayor capacidad de expansión.</text:p>
      <text:p text:style-name="Standard">d) Mayor compatibilidad con componentes.</text:p>
      <text:p text:style-name="Standard"/>
      <text:p text:style-name="Standard">¿Cuál es el tamaño estándar de una placa base ATX?</text:p>
      <text:p text:style-name="Standard">a) 12 x 9.6 pulgadas.</text:p>
      <text:p text:style-name="Standard"><text:soft-page-break/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adecuado para una placa base Mini-ITX?</text:p>
      <text:p text:style-name="Standard">a) Full Tower.</text:p>
      <text:p text:style-name="Standard">b) Mid Tower.</text:p>
      <text:p text:style-name="Standard">c) Mini Tower.</text:p>
      <text:p text:style-name="Standard">d) Slim/Small Form Factor.</text:p>
      <text:p text:style-name="Standard"/>
      <text:p text:style-name="Standard">¿Cuál de los siguientes factores de forma de placa base es más pequeño?</text:p>
      <text:p text:style-name="Standard">a) Extended ATX.</text:p>
      <text:p text:style-name="Standard">b) ATX.</text:p>
      <text:p text:style-name="Standard">c) MicroATX.</text:p>
      <text:p text:style-name="Standard">d) Mini-ITX.</text:p>
      <text:p text:style-name="Standard"/>
      <text:p text:style-name="Standard">¿Cuál es el tamaño estándar de una placa base Micro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grande y ofrece más espacio para componentes y enfriamiento?</text:p>
      <text:p text:style-name="Standard">a) Slim/Small Form Factor.</text:p>
      <text:p text:style-name="Standard">b) Mini Tower.</text:p>
      <text:p text:style-name="Standard">c) Mid Tower.</text:p>
      <text:p text:style-name="Standard">d) Full Tower.</text:p>
      <text:p text:style-name="Standard"/>
      <text:p text:style-name="Standard">¿Cuál de las siguientes opciones describe mejor una placa base Extended 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de los siguientes factores de forma de placa base es más grande?</text:p>
      <text:p text:style-name="Standard">a) Mini-ITX.</text:p>
      <text:p text:style-name="Standard">b) MicroATX.</text:p>
      <text:p text:style-name="Standard">c) ATX.</text:p>
      <text:p text:style-name="Standard">d) Extended ATX.</text:p>
      <text:p text:style-name="Standard"/>
      <text:p text:style-name="Standard">¿Cuál es el tamaño estándar de una placa base Extended 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adecuado para una placa base Extended ATX?</text:p>
      <text:p text:style-name="Standard"><text:soft-page-break/>a) Full Tower.</text:p>
      <text:p text:style-name="Standard">b) Mid Tower.</text:p>
      <text:p text:style-name="Standard">c) Mini Tower.</text:p>
      <text:p text:style-name="Standard">d) Slim/Small Form Factor.</text:p>
      <text:p text:style-name="Standard"/>
      <text:p text:style-name="Standard">¿Cuál de las siguientes opciones describe mejor una placa base 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es el tamaño estándar de una placa base Mini-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adecuado para una placa base ATX?</text:p>
      <text:p text:style-name="Standard">a) Slim/Small Form Factor.</text:p>
      <text:p text:style-name="Standard">b) Mini Tower.</text:p>
      <text:p text:style-name="Standard">c) Mid Tower.</text:p>
      <text:p text:style-name="Standard">d) Full Tower.</text:p>
      <text:p text:style-name="Standard"/>
      <text:p text:style-name="Standard">¿Cuál de las siguientes opciones describe mejor una placa base Mini-I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es el tamaño estándar de una placa base 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adecuado para una placa base MicroATX?</text:p>
      <text:p text:style-name="Standard">a) Full Tower.</text:p>
      <text:p text:style-name="Standard">b) Mid Tower.</text:p>
      <text:p text:style-name="Standard">c) Mini Tower.</text:p>
      <text:p text:style-name="Standard">d) Slim/Small Form Factor.</text:p>
      <text:p text:style-name="Standard"/>
      <text:p text:style-name="Standard">¿Cuál de las siguientes opciones describe mejor una placa base Micro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<text:soft-page-break/>¿Cuál es el tamaño estándar de una placa base Mini-I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grande y ofrece más espacio para componentes y enfriamiento?</text:p>
      <text:p text:style-name="Standard">a) Slim/Small Form Factor.</text:p>
      <text:p text:style-name="Standard">b) Mini Tower.</text:p>
      <text:p text:style-name="Standard">c) Mid Tower.</text:p>
      <text:p text:style-name="Standard">d) Full Tower.</text:p>
      <text:p text:style-name="Standard"/>
      <text:p text:style-name="Standard">¿Cuál de las siguientes opciones describe mejor una placa base Extended 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es el tamaño estándar de una placa base Micro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adecuado para una placa base Mini-ATX?</text:p>
      <text:p text:style-name="Standard">a) Full Tower.</text:p>
      <text:p text:style-name="Standard">b) Mid Tower.</text:p>
      <text:p text:style-name="Standard">c) Mini Tower.</text:p>
      <text:p text:style-name="Standard">d) Slim/Small Form Factor.</text:p>
      <text:p text:style-name="Standard"/>
      <text:p text:style-name="Standard">¿Cuál de las siguientes opciones describe mejor una placa base 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es el tamaño estándar de una placa base Extended A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pequeño y está diseñado para sistemas compactos?</text:p>
      <text:p text:style-name="Standard">a) Slim/Small Form Factor.</text:p>
      <text:p text:style-name="Standard">b) Mini Tower.</text:p>
      <text:p text:style-name="Standard">c) Mid Tower.</text:p>
      <text:p text:style-name="Standard">d) Full Tower.</text:p>
      <text:p text:style-name="Standard"><text:soft-page-break/></text:p>
      <text:p text:style-name="Standard">¿Cuál de las siguientes opciones describe mejor una placa base Mini-ATX?</text:p>
      <text:p text:style-name="Standard">a) Tamaño pequeño para sistemas compactos.</text:p>
      <text:p text:style-name="Standard">b) Tamaño estándar para computadoras de escritorio.</text:p>
      <text:p text:style-name="Standard">c) Tamaño grande para sistemas de alta gama y servidores.</text:p>
      <text:p text:style-name="Standard">d) Tamaño intermedio para sistemas equilibrados.</text:p>
      <text:p text:style-name="Standard"/>
      <text:p text:style-name="Standard">¿Cuál es el tamaño estándar de una placa base Mini-ITX?</text:p>
      <text:p text:style-name="Standard">a) 12 x 9.6 pulgadas.</text:p>
      <text:p text:style-name="Standard">b) 9.6 x 9.6 pulgadas.</text:p>
      <text:p text:style-name="Standard">c) 6.7 x 6.7 pulgadas.</text:p>
      <text:p text:style-name="Standard">d) 15 x 13 pulgadas.</text:p>
      <text:p text:style-name="Standard"/>
      <text:p text:style-name="Standard">¿Qué tipo de caja para PC es más grande y ofrece más espacio para componentes y enfriamiento?</text:p>
      <text:p text:style-name="Standard">a) Slim/Small Form Factor.</text:p>
      <text:p text:style-name="Standard">b) Mini Tower.</text:p>
      <text:p text:style-name="Standard">c) Mid Tower.</text:p>
      <text:p text:style-name="Standard">d) Full Tower.</text:p>
      <text:p text:style-name="Standard"/>
      <text:p text:style-name="Standard"/>
      <text:p text:style-name="Standard">Examen sobre Tipos de Memoria: SRAM, DRAM, DDR, SDDR, DDR2, DDR3, DDR4, SO-DIMM, ...</text:p>
      <text:p text:style-name="Standard"/>
      <text:p text:style-name="Standard">Instrucciones: Marque con una "X" la opción que considere correcta. Solo una respuesta es correcta por pregunta.</text:p>
      <text:p text:style-name="Standard"/>
      <text:p text:style-name="Standard">¿Cuál de los siguientes tipos de memoria es conocido por ser más rápido pero más caro, utilizado comúnmente en cachés y registros de CPU?</text:p>
      <text:p text:style-name="Standard">a) DRAM.</text:p>
      <text:p text:style-name="Standard">b) SRAM.</text:p>
      <text:p text:style-name="Standard">c) DDR.</text:p>
      <text:p text:style-name="Standard">d) DDR4.</text:p>
      <text:p text:style-name="Standard"/>
      <text:p text:style-name="Standard">¿Qué significa la sigla DDR en DDR RAM?</text:p>
      <text:p text:style-name="Standard">a) Dual Data Rate.</text:p>
      <text:p text:style-name="Standard">b) Direct Data Read.</text:p>
      <text:p text:style-name="Standard">c) Dynamic Data Retrieval.</text:p>
      <text:p text:style-name="Standard">d) Double Data Rate.</text:p>
      <text:p text:style-name="Standard"/>
      <text:p text:style-name="Standard">¿Cuál de los siguientes tipos de memoria es volátil y requiere actualizaciones constantes para retener datos?</text:p>
      <text:p text:style-name="Standard">a) SRAM.</text:p>
      <text:p text:style-name="Standard">b) DRAM.</text:p>
      <text:p text:style-name="Standard">c) SDDR.</text:p>
      <text:p text:style-name="Standard">d) DDR3.</text:p>
      <text:p text:style-name="Standard"/>
      <text:p text:style-name="Standard">¿Cuál es la principal mejora de DDR4 con respecto a DDR3?</text:p>
      <text:p text:style-name="Standard"><text:soft-page-break/>a) Mayor velocidad de transferencia.</text:p>
      <text:p text:style-name="Standard">b) Menor consumo de energía.</text:p>
      <text:p text:style-name="Standard">c) Menor capacidad de almacenamiento.</text:p>
      <text:p text:style-name="Standard">d) Menor costo.</text:p>
      <text:p text:style-name="Standard"/>
      <text:p text:style-name="Standard">¿Qué significa la sigla SO-DIMM en el contexto de memoria?</text:p>
      <text:p text:style-name="Standard">a) Single Outline Dual Inline Memory Module.</text:p>
      <text:p text:style-name="Standard">b) Small Outline Dual Inline Memory Module.</text:p>
      <text:p text:style-name="Standard">c) Single Overhead Dual Inline Memory Module.</text:p>
      <text:p text:style-name="Standard">d) Small Overhead Dual Inline Memory Module.</text:p>
      <text:p text:style-name="Standard"/>
      <text:p text:style-name="Standard">¿Cuál de los siguientes tipos de memoria es comúnmente utilizado en computadoras portátiles y dispositivos móviles debido a su tamaño más pequeño?</text:p>
      <text:p text:style-name="Standard">a) DIMM.</text:p>
      <text:p text:style-name="Standard">b) SIMM.</text:p>
      <text:p text:style-name="Standard">c) SO-DIMM.</text:p>
      <text:p text:style-name="Standard">d) SRAM.</text:p>
      <text:p text:style-name="Standard"/>
      <text:p text:style-name="Standard">¿Qué tipo de memoria utiliza un bus de datos bidireccional para transferir datos tanto en el ciclo ascendente como en el descendente?</text:p>
      <text:p text:style-name="Standard">a) SRAM.</text:p>
      <text:p text:style-name="Standard">b) DRAM.</text:p>
      <text:p text:style-name="Standard">c) DDR.</text:p>
      <text:p text:style-name="Standard">d) SDDR.</text:p>
      <text:p text:style-name="Standard"/>
      <text:p text:style-name="Standard">¿Cuál de las siguientes opciones describe mejor la función de una memoria caché SRAM?</text:p>
      <text:p text:style-name="Standard">a) Almacenamiento temporal de datos utilizados con frecuencia por la CPU.</text:p>
      <text:p text:style-name="Standard">b) Almacenamiento de datos de larga duración con baja velocidad de acceso.</text:p>
      <text:p text:style-name="Standard">c) Almacenamiento de datos volátil con alta velocidad de acceso.</text:p>
      <text:p text:style-name="Standard">d) Almacenamiento de datos no volátil utilizado para el arranque del sistema.</text:p>
      <text:p text:style-name="Standard"/>
      <text:p text:style-name="Standard">¿Cuántos pines tiene un módulo de memoria DDR4 estándar?</text:p>
      <text:p text:style-name="Standard">a) 184.</text:p>
      <text:p text:style-name="Standard">b) 240.</text:p>
      <text:p text:style-name="Standard">c) 288.</text:p>
      <text:p text:style-name="Standard">d) 320.</text:p>
      <text:p text:style-name="Standard"/>
      <text:p text:style-name="Standard">¿Cuál de las siguientes afirmaciones describe mejor la función de una memoria RAM DDR?</text:p>
      <text:p text:style-name="Standard">a) Transfiere datos en ambos flancos de la señal de reloj.</text:p>
      <text:p text:style-name="Standard"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Cuál de los siguientes tipos de memoria es conocido por su mayor densidad de almacenamiento y se utiliza comúnmente en unidades USB y tarjetas de memoria?</text:p>
      <text:p text:style-name="Standard">a) SRAM.</text:p>
      <text:p text:style-name="Standard">b) DRAM.</text:p>
      <text:p text:style-name="Standard"><text:soft-page-break/>c) SDDR.</text:p>
      <text:p text:style-name="Standard">d) DDR3.</text:p>
      <text:p text:style-name="Standard"/>
      <text:p text:style-name="Standard">¿Qué tipo de memoria se utiliza típicamente en tarjetas de video debido a su alta velocidad de acceso y capacidad para manejar grandes cantidades de datos?</text:p>
      <text:p text:style-name="Standard">a) DDR3.</text:p>
      <text:p text:style-name="Standard">b) DDR4.</text:p>
      <text:p text:style-name="Standard">c) GDDR5.</text:p>
      <text:p text:style-name="Standard">d) SDRAM.</text:p>
      <text:p text:style-name="Standard"/>
      <text:p text:style-name="Standard">¿Cuál de las siguientes opciones describe mejor la función de una memoria RAM DDR3?</text:p>
      <text:p text:style-name="Standard">a) Transfiere datos en ambos flancos de la señal de reloj.</text:p>
      <text:p text:style-name="Standard"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Qué significa la sigla GDDR en el contexto de memoria?</text:p>
      <text:p text:style-name="Standard">a) Graphics Double Data Rate.</text:p>
      <text:p text:style-name="Standard">b) General Dynamic Data Retrieval.</text:p>
      <text:p text:style-name="Standard">c) Graphics Direct Data Read.</text:p>
      <text:p text:style-name="Standard">d) General Double Data Rate.</text:p>
      <text:p text:style-name="Standard"/>
      <text:p text:style-name="Standard">¿Cuál de los siguientes tipos de memoria se utiliza comúnmente en tarjetas madre y dispositivos de almacenamiento debido a su menor costo y mayor capacidad?</text:p>
      <text:p text:style-name="Standard">a) SRAM.</text:p>
      <text:p text:style-name="Standard">b) DDR.</text:p>
      <text:p text:style-name="Standard">c) SDDR.</text:p>
      <text:p text:style-name="Standard">d) DRAM.</text:p>
      <text:p text:style-name="Standard"/>
      <text:p text:style-name="Standard">¿Cuántos pines tiene un módulo de memoria SODIMM estándar?</text:p>
      <text:p text:style-name="Standard">a) 144.</text:p>
      <text:p text:style-name="Standard">b) 200.</text:p>
      <text:p text:style-name="Standard">c) 260.</text:p>
      <text:p text:style-name="Standard">d) 288.</text:p>
      <text:p text:style-name="Standard"/>
      <text:p text:style-name="Standard">¿Cuál de las siguientes opciones describe mejor la función de una memoria RAM DDR2?</text:p>
      <text:p text:style-name="Standard">a) Transfiere datos en ambos flancos de la señal de reloj.</text:p>
      <text:p text:style-name="Standard"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Cuál es el propósito principal de la memoria caché en un sistema informático?</text:p>
      <text:p text:style-name="Standard">a) Almacenar datos de forma permanente.</text:p>
      <text:p text:style-name="Standard">b) Almacenar datos temporalmente para acceder más rápidamente a ellos.</text:p>
      <text:p text:style-name="Standard">c) Proporcionar espacio de almacenamiento adicional.</text:p>
      <text:p text:style-name="Standard">d) Manejar la gestión de energía del sistema.</text:p>
      <text:p text:style-name="Standard"/>
      <text:p text:style-name="Standard"><text:soft-page-break/>¿Cuántos pines tiene un módulo de memoria DDR3 estándar?</text:p>
      <text:p text:style-name="Standard">a) 144.</text:p>
      <text:p text:style-name="Standard">b) 200.</text:p>
      <text:p text:style-name="Standard">c) 240.</text:p>
      <text:p text:style-name="Standard">d) 288.</text:p>
      <text:p text:style-name="Standard"/>
      <text:p text:style-name="Standard">¿Cuál de los siguientes tipos de memoria es conocido por su baja latencia y se utiliza comúnmente en aplicaciones que requieren un acceso rápido a los datos?</text:p>
      <text:p text:style-name="Standard">a) DDR2.</text:p>
      <text:p text:style-name="Standard">b) DDR4.</text:p>
      <text:p text:style-name="Standard">c) SRAM.</text:p>
      <text:p text:style-name="Standard">d) SDDR.</text:p>
      <text:p text:style-name="Standard"/>
      <text:p text:style-name="Standard">¿Qué tipo de memoria se utiliza comúnmente en tarjetas de video de alto rendimiento y ofrece una alta velocidad de transferencia de datos?</text:p>
      <text:p text:style-name="Standard">a) DDR.</text:p>
      <text:p text:style-name="Standard">b) GDDR.</text:p>
      <text:p text:style-name="Standard">c) DDR2.</text:p>
      <text:p text:style-name="Standard">d) SDDR.</text:p>
      <text:p text:style-name="Standard"/>
      <text:p text:style-name="Standard">¿Cuántos pines tiene un módulo de memoria DDR4 estándar?</text:p>
      <text:p text:style-name="Standard">a) 144.</text:p>
      <text:p text:style-name="Standard">b) 200.</text:p>
      <text:p text:style-name="Standard">c) 288.</text:p>
      <text:p text:style-name="Standard">d) 320.</text:p>
      <text:p text:style-name="Standard"/>
      <text:p text:style-name="Standard">¿Cuál de las siguientes opciones describe mejor la función de una memoria RAM DDR4?</text:p>
      <text:p text:style-name="Standard">a) Transfiere datos en ambos flancos de la señal de reloj.</text:p>
      <text:p text:style-name="Standard"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Cuál de los siguientes tipos de memoria se utiliza comúnmente en tarjetas madre y dispositivos de almacenamiento debido a su menor costo y mayor capacidad?</text:p>
      <text:p text:style-name="Standard">a) SRAM.</text:p>
      <text:p text:style-name="Standard">b) DDR.</text:p>
      <text:p text:style-name="Standard">c) SDDR.</text:p>
      <text:p text:style-name="Standard">d) DRAM.</text:p>
      <text:p text:style-name="Standard"/>
      <text:p text:style-name="Standard">¿Cuántos pines tiene un módulo de memoria SO-DIMM estándar?</text:p>
      <text:p text:style-name="Standard">a) 144.</text:p>
      <text:p text:style-name="Standard">b) 200.</text:p>
      <text:p text:style-name="Standard">c) 260.</text:p>
      <text:p text:style-name="Standard">d) 288.</text:p>
      <text:p text:style-name="Standard"/>
      <text:p text:style-name="Standard">¿Cuál de las siguientes opciones describe mejor la función de una memoria RAM DDR2?</text:p>
      <text:p text:style-name="Standard">a) Transfiere datos en ambos flancos de la señal de reloj.</text:p>
      <text:p text:style-name="Standard"><text:soft-page-break/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Qué tipo de memoria se utiliza comúnmente en tarjetas de video de alto rendimiento y ofrece una alta velocidad de transferencia de datos?</text:p>
      <text:p text:style-name="Standard">a) DDR.</text:p>
      <text:p text:style-name="Standard">b) GDDR.</text:p>
      <text:p text:style-name="Standard">c) DDR2.</text:p>
      <text:p text:style-name="Standard">d) SDDR.</text:p>
      <text:p text:style-name="Standard"/>
      <text:p text:style-name="Standard">¿Cuántos pines tiene un módulo de memoria DDR3 estándar?</text:p>
      <text:p text:style-name="Standard">a) 144.</text:p>
      <text:p text:style-name="Standard">b) 200.</text:p>
      <text:p text:style-name="Standard">c) 240.</text:p>
      <text:p text:style-name="Standard">d) 288.</text:p>
      <text:p text:style-name="Standard"/>
      <text:p text:style-name="Standard">¿Cuál de las siguientes opciones describe mejor la función de una memoria RAM DDR3?</text:p>
      <text:p text:style-name="Standard">a) Transfiere datos en ambos flancos de la señal de reloj.</text:p>
      <text:p text:style-name="Standard">b) Almacena datos de forma permanente incluso después del apagado.</text:p>
      <text:p text:style-name="Standard">c) Utiliza un solo flanco de la señal de reloj para transferir datos.</text:p>
      <text:p text:style-name="Standard">d) Tiene una velocidad de acceso más lenta en comparación con otras memorias.</text:p>
      <text:p text:style-name="Standard"/>
      <text:p text:style-name="Standard">¿Cuál de los siguientes tipos de memoria es conocido por ser más rápido pero más caro, utilizado comúnmente en cachés y registros de CPU?</text:p>
      <text:p text:style-name="Standard">a) DRAM.</text:p>
      <text:p text:style-name="Standard">b) SRAM.</text:p>
      <text:p text:style-name="Standard">c) DDR.</text:p>
      <text:p text:style-name="Standard">d) DDR4.</text:p>
      <text:p text:style-name="Standard"/>
      <text:p text:style-name="Standard">¿Cuál de las siguientes opciones describe mejor la tecnología de expansión ISA (Industry Standard Architecture)?</text:p>
      <text:p text:style-name="Standard">a) Utiliza un bus de 32 bits y transmisión serie.</text:p>
      <text:p text:style-name="Standard">b) Fue reemplazada por PCI debido a su baja velocidad.</text:p>
      <text:p text:style-name="Standard">c) Utiliza un bus de 16 bits y transmisión paralela.</text:p>
      <text:p text:style-name="Standard">d) Es una tecnología exclusiva de computadoras Apple.</text:p>
      <text:p text:style-name="Standard"/>
      <text:p text:style-name="Standard">¿Cuántos pines tiene un slot de expansión PCI estándar?</text:p>
      <text:p text:style-name="Standard">a) 32.</text:p>
      <text:p text:style-name="Standard">b) 64.</text:p>
      <text:p text:style-name="Standard">c) 128.</text:p>
      <text:p text:style-name="Standard">d) 16.</text:p>
      <text:p text:style-name="Standard"/>
      <text:p text:style-name="Standard">¿Cuál de las siguientes opciones describe mejor la tecnología de expansión PCI (Peripheral Component Interconnect)?</text:p>
      <text:p text:style-name="Standard">a) Utiliza un bus de 16 bits y transmisión paralela.</text:p>
      <text:p text:style-name="Standard">b) Es una tecnología obsoleta y ya no se utiliza.</text:p>
      <text:p text:style-name="Standard"><text:soft-page-break/>c) Utiliza un bus de 32 bits y transmisión serie.</text:p>
      <text:p text:style-name="Standard">d) Es un estándar común para conectar periféricos a la placa base.</text:p>
      <text:p text:style-name="Standard"/>
      <text:p text:style-name="Standard">¿Cuántos pines tiene un conector PCIe x16, que es comúnmente utilizado para tarjetas de video de alto rendimiento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afirmaciones describe mejor la tecnología de expansión PCIe (Peripheral Component Interconnect Express)?</text:p>
      <text:p text:style-name="Standard">a) Utiliza un bus de datos paralelo y transmisión serie.</text:p>
      <text:p text:style-name="Standard">b) Fue desarrollada para reemplazar USB en la conexión de periféricos.</text:p>
      <text:p text:style-name="Standard">c) Ofrece una mayor velocidad y flexibilidad en comparación con PCI y AGP.</text:p>
      <text:p text:style-name="Standard">d) Utiliza un conector de 32 pines para la conexión de dispositivos.</text:p>
      <text:p text:style-name="Standard"/>
      <text:p text:style-name="Standard">¿Cuántos pines tiene un conector PCIe x1, que se utiliza comúnmente para tarjetas de expansión de baja velocidad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AGP (Accelerated Graphics Port)?</text:p>
      <text:p text:style-name="Standard">a) Utiliza un bus de datos paralelo y transmisión paralela.</text:p>
      <text:p text:style-name="Standard">b) Es una versión obsoleta de PCI utilizada exclusivamente para tarjetas de video.</text:p>
      <text:p text:style-name="Standard">c) Ofrece una velocidad de transferencia de datos más baja que PCI.</text:p>
      <text:p text:style-name="Standard">d) Utiliza un conector de 64 pines para la conexión de dispositivos.</text:p>
      <text:p text:style-name="Standard"/>
      <text:p text:style-name="Standard">¿Cuántos pines tiene un conector PCIe x4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VESA Local Bus (VLB)?</text:p>
      <text:p text:style-name="Standard">a) Utiliza un bus de 64 bits y transmisión serie.</text:p>
      <text:p text:style-name="Standard">b) Fue desarrollada para reemplazar USB en la conexión de periféricos.</text:p>
      <text:p text:style-name="Standard">c) Es una versión mejorada de PCI con mayor velocidad.</text:p>
      <text:p text:style-name="Standard">d) Fue utilizada principalmente en computadoras de la década de 1990.</text:p>
      <text:p text:style-name="Standard"/>
      <text:p text:style-name="Standard">¿Cuántos pines tiene un slot de expansión PCI estándar?</text:p>
      <text:p text:style-name="Standard">a) 32.</text:p>
      <text:p text:style-name="Standard"><text:soft-page-break/>b) 64.</text:p>
      <text:p text:style-name="Standard">c) 128.</text:p>
      <text:p text:style-name="Standard">d) 16.</text:p>
      <text:p text:style-name="Standard"/>
      <text:p text:style-name="Standard">¿Cuál de las siguientes opciones describe mejor la tecnología de expansión PCIe (Peripheral Component Interconnect Express)?</text:p>
      <text:p text:style-name="Standard">a) Utiliza un bus de datos paralelo y transmisión serie.</text:p>
      <text:p text:style-name="Standard">b) Fue desarrollada para reemplazar USB en la conexión de periféricos.</text:p>
      <text:p text:style-name="Standard">c) Ofrece una mayor velocidad y flexibilidad en comparación con PCI y AGP.</text:p>
      <text:p text:style-name="Standard">d) Utiliza un conector de 32 pines para la conexión de dispositivos.</text:p>
      <text:p text:style-name="Standard"/>
      <text:p text:style-name="Standard">¿Cuántos pines tiene un conector PCIe x8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AGP (Accelerated Graphics Port)?</text:p>
      <text:p text:style-name="Standard">a) Utiliza un bus de datos paralelo y transmisión paralela.</text:p>
      <text:p text:style-name="Standard">b) Es una versión obsoleta de PCI utilizada exclusivamente para tarjetas de video.</text:p>
      <text:p text:style-name="Standard">c) Ofrece una velocidad de transferencia de datos más baja que PCI.</text:p>
      <text:p text:style-name="Standard">d) Utiliza un conector de 64 pines para la conexión de dispositivos.</text:p>
      <text:p text:style-name="Standard"/>
      <text:p text:style-name="Standard">¿Cuántos pines tiene un conector PCIe x16, que es comúnmente utilizado para tarjetas de video de alto rendimiento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VESA Local Bus (VLB)?</text:p>
      <text:p text:style-name="Standard">a) Utiliza un bus de 64 bits y transmisión serie.</text:p>
      <text:p text:style-name="Standard">b) Fue desarrollada para reemplazar USB en la conexión de periféricos.</text:p>
      <text:p text:style-name="Standard">c) Es una versión mejorada de PCI con mayor velocidad.</text:p>
      <text:p text:style-name="Standard">d) Fue utilizada principalmente en computadoras de la década de 1990.</text:p>
      <text:p text:style-name="Standard"/>
      <text:p text:style-name="Standard">¿Cuántos pines tiene un conector PCIe x1, que se utiliza comúnmente para tarjetas de expansión de baja velocidad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PCI Express (PCIe)?</text:p>
      <text:p text:style-name="Standard"><text:soft-page-break/>a) Utiliza un bus de datos paralelo y transmisión paralela.</text:p>
      <text:p text:style-name="Standard">b) Fue desarrollada para reemplazar USB en la conexión de periféricos.</text:p>
      <text:p text:style-name="Standard">c) Ofrece una mayor velocidad y flexibilidad en comparación con PCI y AGP.</text:p>
      <text:p text:style-name="Standard">d) Utiliza un conector de 32 pines para la conexión de dispositivos.</text:p>
      <text:p text:style-name="Standard"/>
      <text:p text:style-name="Standard">¿Cuántos pines tiene un conector PCIe x4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ISA (Industry Standard Architecture)?</text:p>
      <text:p text:style-name="Standard">a) Utiliza un bus de 32 bits y transmisión serie.</text:p>
      <text:p text:style-name="Standard">b) Fue reemplazada por PCI debido a su baja velocidad.</text:p>
      <text:p text:style-name="Standard">c) Utiliza un bus de 16 bits y transmisión paralela.</text:p>
      <text:p text:style-name="Standard">d) Es una tecnología exclusiva de computadoras Apple.</text:p>
      <text:p text:style-name="Standard"/>
      <text:p text:style-name="Standard">¿Cuántos pines tiene un conector PCIe x8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PCI (Peripheral Component Interconnect)?</text:p>
      <text:p text:style-name="Standard">a) Utiliza un bus de 16 bits y transmisión paralela.</text:p>
      <text:p text:style-name="Standard">b) Es una tecnología obsoleta y ya no se utiliza.</text:p>
      <text:p text:style-name="Standard">c) Utiliza un bus de 32 bits y transmisión serie.</text:p>
      <text:p text:style-name="Standard">d) Es un estándar común para conectar periféricos a la placa base.</text:p>
      <text:p text:style-name="Standard"/>
      <text:p text:style-name="Standard">¿Cuántos pines tiene un conector PCIe x16, que es comúnmente utilizado para tarjetas de video de alto rendimiento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AGP (Accelerated Graphics Port)?</text:p>
      <text:p text:style-name="Standard">a) Utiliza un bus de datos paralelo y transmisión paralela.</text:p>
      <text:p text:style-name="Standard">b) Es una versión obsoleta de PCI utilizada exclusivamente para tarjetas de video.</text:p>
      <text:p text:style-name="Standard">c) Ofrece una velocidad de transferencia de datos más baja que PCI.</text:p>
      <text:p text:style-name="Standard">d) Utiliza un conector de 64 pines para la conexión de dispositivos.</text:p>
      <text:p text:style-name="Standard"/>
      <text:p text:style-name="Standard"><text:soft-page-break/>¿Cuántos pines tiene un slot de expansión PCI estándar?</text:p>
      <text:p text:style-name="Standard">a) 32.</text:p>
      <text:p text:style-name="Standard">b) 64.</text:p>
      <text:p text:style-name="Standard">c) 128.</text:p>
      <text:p text:style-name="Standard">d) 16.</text:p>
      <text:p text:style-name="Standard"/>
      <text:p text:style-name="Standard">¿Cuál de las siguientes opciones describe mejor la tecnología de expansión VESA Local Bus (VLB)?</text:p>
      <text:p text:style-name="Standard">a) Utiliza un bus de 64 bits y transmisión serie.</text:p>
      <text:p text:style-name="Standard">b) Fue desarrollada para reemplazar USB en la conexión de periféricos.</text:p>
      <text:p text:style-name="Standard">c) Es una versión mejorada de PCI con mayor velocidad.</text:p>
      <text:p text:style-name="Standard">d) Fue utilizada principalmente en computadoras de la década de 1990.</text:p>
      <text:p text:style-name="Standard"/>
      <text:p text:style-name="Standard">¿Cuántos pines tiene un conector PCIe x1, que se utiliza comúnmente para tarjetas de expansión de baja velocidad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PCI Express (PCIe)?</text:p>
      <text:p text:style-name="Standard">a) Utiliza un bus de datos paralelo y transmisión paralela.</text:p>
      <text:p text:style-name="Standard">b) Fue desarrollada para reemplazar USB en la conexión de periféricos.</text:p>
      <text:p text:style-name="Standard">c) Ofrece una mayor velocidad y flexibilidad en comparación con PCI y AGP.</text:p>
      <text:p text:style-name="Standard">d) Utiliza un conector de 32 pines para la conexión de dispositivos.</text:p>
      <text:p text:style-name="Standard"/>
      <text:p text:style-name="Standard">¿Cuántos pines tiene un conector PCIe x4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¿Cuál de las siguientes opciones describe mejor la tecnología de expansión ISA (Industry Standard Architecture)?</text:p>
      <text:p text:style-name="Standard">a) Utiliza un bus de 32 bits y transmisión serie.</text:p>
      <text:p text:style-name="Standard">b) Fue reemplazada por PCI debido a su baja velocidad.</text:p>
      <text:p text:style-name="Standard">c) Utiliza un bus de 16 bits y transmisión paralela.</text:p>
      <text:p text:style-name="Standard">d) Es una tecnología exclusiva de computadoras Apple.</text:p>
      <text:p text:style-name="Standard"/>
      <text:p text:style-name="Standard">¿Cuántos pines tiene un conector PCIe x8, que se utiliza para tarjetas de expansión de velocidad moderada?</text:p>
      <text:p text:style-name="Standard">a) 32.</text:p>
      <text:p text:style-name="Standard">b) 64.</text:p>
      <text:p text:style-name="Standard">c) 128.</text:p>
      <text:p text:style-name="Standard">d) 164.</text:p>
      <text:p text:style-name="Standard"/>
      <text:p text:style-name="Standard"><text:soft-page-break/>Cuál de las siguientes afirmaciones describe mejor la función del Northbridge en un chipset?</text:p>
      <text:p text:style-name="Standard">a) Controla la comunicación entre la CPU y la memoria RAM.</text:p>
      <text:p text:style-name="Standard">b) Gestiona la comunicación entre la CPU y los dispositivos de almacenamiento.</text:p>
      <text:p text:style-name="Standard">c) Controla la comunicación entre la CPU y los periféricos conectados a través de USB.</text:p>
      <text:p text:style-name="Standard">d) Administra la comunicación entre la CPU y los dispositivos de red.</text:p>
      <text:p text:style-name="Standard"/>
      <text:p text:style-name="Standard">¿Cuál es la principal función del Southbridge en un chipset?</text:p>
      <text:p text:style-name="Standard">a) Controlar la comunicación de alta velocidad entre la CPU y la memoria RAM.</text:p>
      <text:p text:style-name="Standard">b) Gestionar la comunicación entre la CPU y los dispositivos de entrada/salida (E/S).</text:p>
      <text:p text:style-name="Standard">c) Administrar la comunicación entre la CPU y los dispositivos de almacenamiento.</text:p>
      <text:p text:style-name="Standard">d) Coordinar la transferencia de datos entre la CPU y la tarjeta gráfica.</text:p>
      <text:p text:style-name="Standard"/>
      <text:p text:style-name="Standard">En la arquitectura tradicional de chipset, ¿dónde se encuentra típicamente el Northbridge?</text:p>
      <text:p text:style-name="Standard">a) En un chip separado cerca de la CPU.</text:p>
      <text:p text:style-name="Standard">b) Integrado en la CPU.</text:p>
      <text:p text:style-name="Standard">c) En un chip separado cerca del Southbridge.</text:p>
      <text:p text:style-name="Standard">d) Integrado en la tarjeta de video.</text:p>
      <text:p text:style-name="Standard"/>
      <text:p text:style-name="Standard">En la arquitectura tradicional de chipset, ¿dónde se encuentra típicamente el Southbridge?</text:p>
      <text:p text:style-name="Standard">a) En un chip separado cerca de la CPU.</text:p>
      <text:p text:style-name="Standard">b) Integrado en la CPU.</text:p>
      <text:p text:style-name="Standard">c) En un chip separado cerca del Northbridge.</text:p>
      <text:p text:style-name="Standard">d) Integrado en la tarjeta de video.</text:p>
      <text:p text:style-name="Standard"/>
      <text:p text:style-name="Standard">¿Cuál de las siguientes opciones describe mejor la función de los chipsets en la actualidad, con respecto a la integración del Northbridge y Southbridge?</text:p>
      <text:p text:style-name="Standard">a) Ambos están integrados en un único chip.</text:p>
      <text:p text:style-name="Standard">b) Ambos están separados en chips individuales.</text:p>
      <text:p text:style-name="Standard">c) Solo el Northbridge está integrado, mientras que el Southbridge permanece como un chip separado.</text:p>
      <text:p text:style-name="Standard">d) Solo el Southbridge está integrado, mientras que el Northbridge permanece como un chip separado.</text:p>
      <text:p text:style-name="Standard"/>
      <text:p text:style-name="Standard">¿Cuál es la función principal del Northbridge en la arquitectura actual de chipset?</text:p>
      <text:p text:style-name="Standard">a) Controlar la comunicación entre la CPU y la memoria RAM.</text:p>
      <text:p text:style-name="Standard">b) Gestionar la comunicación entre la CPU y los dispositivos de entrada/salida (E/S).</text:p>
      <text:p text:style-name="Standard">c) Administrar la comunicación entre la CPU y los dispositivos de almacenamiento.</text:p>
      <text:p text:style-name="Standard">d) Coordinar la transferencia de datos entre la CPU y la tarjeta gráfica.</text:p>
      <text:p text:style-name="Standard"/>
      <text:p text:style-name="Standard">¿Cuál de las siguientes afirmaciones es cierta sobre la integración de funciones en los chipsets modernos?</text:p>
      <text:p text:style-name="Standard">a) Los chipsets modernos tienen funciones exclusivas de AMD, mientras que Intel tiene sus propias funciones exclusivas.</text:p>
      <text:p text:style-name="Standard">b) AMD e Intel han convergido en una arquitectura de chipset común con funciones similares.</text:p>
      <text:p text:style-name="Standard">c) Los chipsets de AMD son totalmente independientes de los de Intel, sin superposición de funciones.</text:p>
      <text:p text:style-name="Standard"><text:soft-page-break/>d) Intel ha abandonado la integración de funciones en sus chipsets, mientras que AMD ha optado por una mayor integración.</text:p>
      <text:p text:style-name="Standard"/>
      <text:p text:style-name="Standard">¿Cuál es el componente clave para la comunicación de alta velocidad entre la CPU y el Northbridge?</text:p>
      <text:p text:style-name="Standard">a) Bus de sistema (FSB).</text:p>
      <text:p text:style-name="Standard">b) Bus de memoria.</text:p>
      <text:p text:style-name="Standard">c) Bus de expansión PCIe.</text:p>
      <text:p text:style-name="Standard">d) Bus de entrada/salida (I/O).</text:p>
      <text:p text:style-name="Standard"/>
      <text:p text:style-name="Standard">En la actualidad, ¿cómo se llama comúnmente el componente que realiza las funciones del Northbridge en las plataformas modernas de Intel?</text:p>
      <text:p text:style-name="Standard">a) Northbridge.</text:p>
      <text:p text:style-name="Standard">b) Southbridge.</text:p>
      <text:p text:style-name="Standard">c) Memory Controller Hub (MCH).</text:p>
      <text:p text:style-name="Standard">d) Platform Controller Hub (PCH).</text:p>
      <text:p text:style-name="Standard"/>
      <text:p text:style-name="Standard">En la actualidad, ¿cómo se llama comúnmente el componente que realiza las funciones del Southbridge en las plataformas modernas de Intel?</text:p>
      <text:p text:style-name="Standard">a) Northbridge.</text:p>
      <text:p text:style-name="Standard">b) Southbridge.</text:p>
      <text:p text:style-name="Standard">c) Memory Controller Hub (MCH).</text:p>
      <text:p text:style-name="Standard">d) Platform Controller Hub (PCH).</text:p>
      <text:p text:style-name="Standard"/>
      <text:p text:style-name="Standard">En la actualidad, ¿cómo se llama comúnmente el componente que realiza las funciones del Northbridge en las plataformas modernas de AMD?</text:p>
      <text:p text:style-name="Standard">a) Northbridge.</text:p>
      <text:p text:style-name="Standard">b) Southbridge.</text:p>
      <text:p text:style-name="Standard">c) Memory Controller Hub (MCH).</text:p>
      <text:p text:style-name="Standard">d) Platform Controller Hub (PCH).</text:p>
      <text:p text:style-name="Standard"/>
      <text:p text:style-name="Standard">En la actualidad, ¿cómo se llama comúnmente el componente que realiza las funciones del Southbridge en las plataformas modernas de AMD?</text:p>
      <text:p text:style-name="Standard">a) Northbridge.</text:p>
      <text:p text:style-name="Standard">b) Southbridge.</text:p>
      <text:p text:style-name="Standard">c) Memory Controller Hub (MCH).</text:p>
      <text:p text:style-name="Standard">d) Platform Controller Hub (PCH).</text:p>
      <text:p text:style-name="Standard"/>
      <text:p text:style-name="Standard">¿Cuál es la función principal del Southbridge en la arquitectura actual de chipset?</text:p>
      <text:p text:style-name="Standard">a) Controlar la comunicación entre la CPU y la memoria RAM.</text:p>
      <text:p text:style-name="Standard">b) Gestionar la comunicación entre la CPU y los dispositivos de entrada/salida (E/S).</text:p>
      <text:p text:style-name="Standard">c) Administrar la comunicación entre la CPU y los dispositivos de almacenamiento.</text:p>
      <text:p text:style-name="Standard">d) Coordinar la transferencia de datos entre la CPU y la tarjeta gráfica.</text:p>
      <text:p text:style-name="Standard"/>
      <text:p text:style-name="Standard">¿Cuál de las siguientes afirmaciones es cierta con respecto a la nomenclatura de los chipsets de Intel?</text:p>
      <text:p text:style-name="Standard">a) Los chipsets de Intel utilizan nombres basados en letras y números, como Z490 o B360.</text:p>
      <text:p text:style-name="Standard"><text:soft-page-break/>b) Los chipsets de Intel utilizan nombres basados en la serie Ryzen, como Ryzen 7 o Ryzen 5.</text:p>
      <text:p text:style-name="Standard">c) Los chipsets de Intel utilizan nombres basados en nombres de ciudades, como New York o Tokyo.</text:p>
      <text:p text:style-name="Standard">d) Los chipsets de Intel utilizan nombres basados en animales, como Tiger Lake o Panther Point.</text:p>
      <text:p text:style-name="Standard"/>
      <text:p text:style-name="Standard">¿Cuál de las siguientes afirmaciones es cierta con respecto a la nomenclatura de los chipsets de AMD?</text:p>
      <text:p text:style-name="Standard">a) Los chipsets de AMD utilizan nombres basados en letras y números, como Z490 o B360.</text:p>
      <text:p text:style-name="Standard">b) Los chipsets de AMD utilizan nombres basados en la serie Ryzen, como Ryzen 7 o Ryzen 5.</text:p>
      <text:p text:style-name="Standard">c) Los chipsets de AMD utilizan nombres basados en nombres de ciudades, como New York o Tokyo.</text:p>
      <text:p text:style-name="Standard">d) Los chipsets de AMD utilizan nombres basados en animales, como Tiger Lake o Panther Point.</text:p>
      <text:p text:style-name="Standard"/>
      <text:p text:style-name="Standard">¿Qué tipo de bus de comunicación es comúnmente utilizado entre el Northbridge y la memoria RAM?</text:p>
      <text:p text:style-name="Standard">a) Bus de sistema (FSB).</text:p>
      <text:p text:style-name="Standard">b) Bus de memoria.</text:p>
      <text:p text:style-name="Standard">c) Bus de expansión PCIe.</text:p>
      <text:p text:style-name="Standard">d) Bus de entrada/salida (I/O).</text:p>
      <text:p text:style-name="Standard"/>
      <text:p text:style-name="Standard">¿Cuál de las siguientes afirmaciones describe mejor la función del Memory Controller Hub (MCH) en las plataformas modernas de Intel?</text:p>
      <text:p text:style-name="Standard">a) Administra la comunicación entre la CPU y la memoria RAM.</text:p>
      <text:p text:style-name="Standard">b) Gestiona la comunicación entre la CPU y los dispositivos de entrada/salida (E/S).</text:p>
      <text:p text:style-name="Standard">c) Controla la comunicación entre la CPU y los dispositivos de almacenamiento.</text:p>
      <text:p text:style-name="Standard">d) Coordina la transferencia de datos entre la CPU y la tarjeta gráfica.</text:p>
      <text:p text:style-name="Standard"/>
      <text:p text:style-name="Standard">¿Cuál de las siguientes opciones describe mejor la función del Platform Controller Hub (PCH) en las plataformas modernas de Intel?</text:p>
      <text:p text:style-name="Standard">a) Administra la comunicación entre la CPU y la memoria RAM.</text:p>
      <text:p text:style-name="Standard">b) Gestiona la comunicación entre la CPU y los dispositivos de entrada/salida (E/S).</text:p>
      <text:p text:style-name="Standard">c) Controla la comunicación entre la CPU y los dispositivos de almacenamiento.</text:p>
      <text:p text:style-name="Standard">d) Coordina la transferencia de datos entre la CPU y la tarjeta gráfica.</text:p>
      <text:p text:style-name="Standard"/>
      <text:p text:style-name="Standard">¿Cuál de las siguientes opciones describe mejor la función del Southbridge en la arquitectura moderna de chipset?</text:p>
      <text:p text:style-name="Standard">a) Administra la comunicación entre la CPU y la memoria RAM.</text:p>
      <text:p text:style-name="Standard">b) Gestiona la comunicación entre la CPU y los dispositivos de entrada/salida (E/S).</text:p>
      <text:p text:style-name="Standard">c) Controla la comunicación entre la CPU y los dispositivos de almacenamiento.</text:p>
      <text:p text:style-name="Standard">d) Coordina la transferencia de datos entre la CPU y la tarjeta gráfica.</text:p>
      <text:p text:style-name="Standard"/>
      <text:p text:style-name="Standard">¿Cuál es el propósito principal del chipset en un sistema informático?</text:p>
      <text:p text:style-name="Standard">a) Mejorar el rendimiento de la CPU.</text:p>
      <text:p text:style-name="Standard">b) Facilitar la comunicación entre los componentes del sistema.</text:p>
      <text:p text:style-name="Standard">c) Controlar el suministro de energía a la placa base.</text:p>
      <text:p text:style-name="Standard">d) Proporcionar almacenamiento temporal para la CPU.</text:p>
      <text:p text:style-name="Standard"/>
      <text:p text:style-name="Standard"><text:soft-page-break/>¿Cuál de las siguientes opciones describe mejor la función del Northbridge en el pasado, antes de la integración de funciones en los chipsets modernos?</text:p>
      <text:p text:style-name="Standard">a) Administra la comunicación entre la CPU y la memoria RAM.</text:p>
      <text:p text:style-name="Standard">b) Gestiona la comunicación entre la CPU y los dispositivos de entrada/salida (E/S).</text:p>
      <text:p text:style-name="Standard">c) Controla la comunicación entre la CPU y los dispositivos de almacenamiento.</text:p>
      <text:p text:style-name="Standard">d) Coordina la transferencia de datos entre la CPU y la tarjeta gráfica.</text:p>
      <text:p text:style-name="Standard"/>
      <text:p text:style-name="Standard">¿Cuál de las siguientes opciones describe mejor la función del Southbridge en el pasado, antes de la integración de funciones en los chipsets modernos?</text:p>
      <text:p text:style-name="Standard">a) Administra la comunicación entre la CPU y la memoria RAM.</text:p>
      <text:p text:style-name="Standard">b) Gestiona la comunicación entre la CPU y los dispositivos de entrada/salida (E/S).</text:p>
      <text:p text:style-name="Standard">c) Controla la comunicación entre la CPU y los dispositivos de almacenamiento.</text:p>
      <text:p text:style-name="Standard">d) Coordina la transferencia de datos entre la CPU y la tarjeta gráfica.</text:p>
      <text:p text:style-name="Standard"/>
      <text:p text:style-name="Standard">¿Cuál de las siguientes opciones describe mejor la función del chipset en un sistema informático moderno?</text:p>
      <text:p text:style-name="Standard">a) Mejorar el rendimiento de la CPU.</text:p>
      <text:p text:style-name="Standard">b) Facilitar la comunicación entre los componentes del sistema.</text:p>
      <text:p text:style-name="Standard">c) Controlar el suministro de energía a la placa base.</text:p>
      <text:p text:style-name="Standard">d) Proporcionar almacenamiento temporal para la CPU.</text:p>
      <text:p text:style-name="Standard"/>
      <text:p text:style-name="Standard">¿Cuál de las siguientes afirmaciones es cierta con respecto a la nomenclatura de los chipsets de Intel?</text:p>
      <text:p text:style-name="Standard">a) Los chipsets de Intel utilizan nombres basados en letras y números, como Z490 o B360.</text:p>
      <text:p text:style-name="Standard">b) Los chipsets de Intel utilizan nombres basados en la serie Ryzen, como Ryzen 7 o Ryzen 5.</text:p>
      <text:p text:style-name="Standard">c) Los chipsets de Intel utilizan nombres basados en nombres de ciudades, como New York o Tokyo.</text:p>
      <text:p text:style-name="Standard">d) Los chipsets de Intel utilizan nombres basados en animales, como Tiger Lake o Panther Point.</text:p>
      <text:p text:style-name="Standard"/>
      <text:p text:style-name="Standard">¿Cuál de las siguientes afirmaciones es cierta con respecto a la nomenclatura de los chipsets de AMD?</text:p>
      <text:p text:style-name="Standard">a) Los chipsets de AMD utilizan nombres basados en letras y números, como Z490 o B360.</text:p>
      <text:p text:style-name="Standard">b) Los chipsets de AMD utilizan nombres basados en la serie Ryzen, como Ryzen 7 o Ryzen 5.</text:p>
      <text:p text:style-name="Standard">c) Los chipsets de AMD utilizan nombres basados en nombres de ciudades, como New York o Tokyo.</text:p>
      <text:p text:style-name="Standard">d) Los chipsets de AMD utilizan nombres basados en animales, como Tiger Lake o Panther Point.</text:p>
      <text:p text:style-name="Standard"/>
      <text:p text:style-name="Standard">¿Cuál de las siguientes opciones describe mejor la familia de procesadores de Intel dirigida principalmente a usuarios domésticos y entusiastas, ofreciendo un rendimiento de gama alta?</text:p>
      <text:p text:style-name="Standard">a) Core i3.</text:p>
      <text:p text:style-name="Standard">b) Core i5.</text:p>
      <text:p text:style-name="Standard">c) Core i7.</text:p>
      <text:p text:style-name="Standard">d) Core i9.</text:p>
      <text:p text:style-name="Standard"/>
      <text:p text:style-name="Standard">¿Cuál es la nomenclatura típica de los procesadores Intel de la serie Core i5?</text:p>
      <text:p text:style-name="Standard">a) i5-3XXX.</text:p>
      <text:p text:style-name="Standard">b) i5-5XXX.</text:p>
      <text:p text:style-name="Standard"><text:soft-page-break/>c) i5-7XXX.</text:p>
      <text:p text:style-name="Standard">d) i5-9XXX.</text:p>
      <text:p text:style-name="Standard"/>
      <text:p text:style-name="Standard">¿Qué tecnología de Hyper-Threading está presente en algunos procesadores Intel para mejorar el rendimiento al permitir que cada núcleo ejecute dos hilos de instrucciones simultáneamente?</text:p>
      <text:p text:style-name="Standard">a) Turbo Boost.</text:p>
      <text:p text:style-name="Standard">b) Quick Sync.</text:p>
      <text:p text:style-name="Standard">c) Hyper-Threading.</text:p>
      <text:p text:style-name="Standard">d) Multi-Core Enhancement.</text:p>
      <text:p text:style-name="Standard"/>
      <text:p text:style-name="Standard">En la nomenclatura de procesadores Intel, ¿qué significa la letra "K" al final del número del modelo?</text:p>
      <text:p text:style-name="Standard">a) Procesador de bajo consumo.</text:p>
      <text:p text:style-name="Standard">b) Desbloqueado para overclocking.</text:p>
      <text:p text:style-name="Standard">c) Integrado con gráficos Iris.</text:p>
      <text:p text:style-name="Standard">d) Diseño eficiente de energía.</text:p>
      <text:p text:style-name="Standard"/>
      <text:p text:style-name="Standard">¿Cuál de las siguientes opciones describe mejor la familia de procesadores Intel Core i3?</text:p>
      <text:p text:style-name="Standard">a) Enfocada en entusiastas y rendimiento extremo.</text:p>
      <text:p text:style-name="Standard">b) Diseñada para usuarios de nivel básico y tareas cotidianas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¿Cuál es el propósito principal de la tecnología Intel Turbo Boost?</text:p>
      <text:p text:style-name="Standard">a) Mejorar la eficiencia energética del procesador.</text:p>
      <text:p text:style-name="Standard">b) Aumentar la frecuencia del reloj del procesador cuando sea necesario.</text:p>
      <text:p text:style-name="Standard">c) Optimizar el rendimiento de la memoria caché.</text:p>
      <text:p text:style-name="Standard">d) Controlar la temperatura del procesador.</text:p>
      <text:p text:style-name="Standard"/>
      <text:p text:style-name="Standard">En la nomenclatura de los procesadores Intel Core i7, ¿qué indica la presencia de la letra "U" al final del número del modelo?</text:p>
      <text:p text:style-name="Standard">a) Procesador de sobremesa.</text:p>
      <text:p text:style-name="Standard">b) Procesador ultrabaja potencia.</text:p>
      <text:p text:style-name="Standard">c) Procesador de baja potencia.</text:p>
      <text:p text:style-name="Standard">d) Procesador con gráficos Iris.</text:p>
      <text:p text:style-name="Standard"/>
      <text:p text:style-name="Standard">¿Cuál de las siguientes opciones describe mejor la familia de procesadores Intel Core i9?</text:p>
      <text:p text:style-name="Standard">a) Diseñada para usuarios de nivel básico y tareas cotidianas.</text:p>
      <text:p text:style-name="Standard">b) Enfocada en entusiastas y rendimiento extremo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¿Qué tecnología Intel permite a los procesadores integrar gráficos de alta calidad directamente en el mismo chip que la CPU?</text:p>
      <text:p text:style-name="Standard">a) Quick Sync.</text:p>
      <text:p text:style-name="Standard">b) Turbo Boost.</text:p>
      <text:p text:style-name="Standard">c) Hyper-Threading.</text:p>
      <text:p text:style-name="Standard"><text:soft-page-break/>d) Iris Graphics.</text:p>
      <text:p text:style-name="Standard"/>
      <text:p text:style-name="Standard">En la nomenclatura de procesadores Intel, ¿qué significa la letra "F" al final del número del modelo?</text:p>
      <text:p text:style-name="Standard">a) Procesador con gráficos integrados.</text:p>
      <text:p text:style-name="Standard">b) Procesador de bajo consumo.</text:p>
      <text:p text:style-name="Standard">c) Procesador sin gráficos integrados.</text:p>
      <text:p text:style-name="Standard">d) Procesador de bajo rendimiento.</text:p>
      <text:p text:style-name="Standard"/>
      <text:p text:style-name="Standard">¿Cuál es la nomenclatura típica de los procesadores Intel de la serie Core i3?</text:p>
      <text:p text:style-name="Standard">a) i3-3XXX.</text:p>
      <text:p text:style-name="Standard">b) i3-5XXX.</text:p>
      <text:p text:style-name="Standard">c) i3-7XXX.</text:p>
      <text:p text:style-name="Standard">d) i3-9XXX.</text:p>
      <text:p text:style-name="Standard"/>
      <text:p text:style-name="Standard">¿Qué tecnología de Hyper-Threading está presente en algunos procesadores Intel para mejorar el rendimiento al permitir que cada núcleo ejecute dos hilos de instrucciones simultáneamente?</text:p>
      <text:p text:style-name="Standard">a) Turbo Boost.</text:p>
      <text:p text:style-name="Standard">b) Quick Sync.</text:p>
      <text:p text:style-name="Standard">c) Hyper-Threading.</text:p>
      <text:p text:style-name="Standard">d) Multi-Core Enhancement.</text:p>
      <text:p text:style-name="Standard"/>
      <text:p text:style-name="Standard">En la nomenclatura de los procesadores Intel Core i7, ¿qué indica la presencia de la letra "K" al final del número del modelo?</text:p>
      <text:p text:style-name="Standard">a) Procesador de sobremesa.</text:p>
      <text:p text:style-name="Standard">b) Procesador con gráficos Iris.</text:p>
      <text:p text:style-name="Standard">c) Procesador desbloqueado para overclocking.</text:p>
      <text:p text:style-name="Standard">d) Procesador de baja potencia.</text:p>
      <text:p text:style-name="Standard"/>
      <text:p text:style-name="Standard">¿Cuál de las siguientes opciones describe mejor la familia de procesadores Intel Core i5?</text:p>
      <text:p text:style-name="Standard">a) Enfocada en entusiastas y rendimiento extremo.</text:p>
      <text:p text:style-name="Standard">b) Diseñada para usuarios de nivel básico y tareas cotidianas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¿Cuál de las siguientes tecnologías Intel permite la ejecución de múltiples hilos de instrucciones en cada núcleo físico del procesador?</text:p>
      <text:p text:style-name="Standard">a) Hyper-Threading.</text:p>
      <text:p text:style-name="Standard">b) Turbo Boost.</text:p>
      <text:p text:style-name="Standard">c) Quick Sync.</text:p>
      <text:p text:style-name="Standard">d) Multi-Core Enhancement.</text:p>
      <text:p text:style-name="Standard"/>
      <text:p text:style-name="Standard">En la nomenclatura de procesadores Intel, ¿qué significa la letra "H" al final del número del modelo?</text:p>
      <text:p text:style-name="Standard">a) Procesador de sobremesa.</text:p>
      <text:p text:style-name="Standard">b) Procesador de alta potencia.</text:p>
      <text:p text:style-name="Standard">c) Procesador sin gráficos integrados.</text:p>
      <text:p text:style-name="Standard"><text:soft-page-break/>d) Procesador de bajo rendimiento.</text:p>
      <text:p text:style-name="Standard"/>
      <text:p text:style-name="Standard">¿Cuál de las siguientes opciones describe mejor la familia de procesadores Intel Core i9?</text:p>
      <text:p text:style-name="Standard">a) Diseñada para usuarios de nivel básico y tareas cotidianas.</text:p>
      <text:p text:style-name="Standard">b) Enfocada en entusiastas y rendimiento extremo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¿Cuál de las siguientes tecnologías Intel permite acelerar la codificación y decodificación de video, mejorando el rendimiento en tareas multimedia?</text:p>
      <text:p text:style-name="Standard">a) Quick Sync.</text:p>
      <text:p text:style-name="Standard">b) Turbo Boost.</text:p>
      <text:p text:style-name="Standard">c) Hyper-Threading.</text:p>
      <text:p text:style-name="Standard">d) Iris Graphics.</text:p>
      <text:p text:style-name="Standard"/>
      <text:p text:style-name="Standard">En la nomenclatura de los procesadores Intel Core i7, ¿qué indica la presencia de la letra "U" al final del número del modelo?</text:p>
      <text:p text:style-name="Standard">a) Procesador de sobremesa.</text:p>
      <text:p text:style-name="Standard">b) Procesador ultrabaja potencia.</text:p>
      <text:p text:style-name="Standard">c) Procesador de baja potencia.</text:p>
      <text:p text:style-name="Standard">d) Procesador con gráficos Iris.</text:p>
      <text:p text:style-name="Standard"/>
      <text:p text:style-name="Standard">¿Qué tecnología Intel permite a los procesadores integrar gráficos de alta calidad directamente en el mismo chip que la CPU?</text:p>
      <text:p text:style-name="Standard">a) Quick Sync.</text:p>
      <text:p text:style-name="Standard">b) Turbo Boost.</text:p>
      <text:p text:style-name="Standard">c) Hyper-Threading.</text:p>
      <text:p text:style-name="Standard">d) Iris Graphics.</text:p>
      <text:p text:style-name="Standard"/>
      <text:p text:style-name="Standard">¿Cuál de las siguientes opciones describe mejor la familia de procesadores Intel Core i5?</text:p>
      <text:p text:style-name="Standard">a) Enfocada en entusiastas y rendimiento extremo.</text:p>
      <text:p text:style-name="Standard">b) Diseñada para usuarios de nivel básico y tareas cotidianas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¿Cuál de las siguientes tecnologías Intel permite acelerar la codificación y decodificación de video, mejorando el rendimiento en tareas multimedia?</text:p>
      <text:p text:style-name="Standard">a) Quick Sync.</text:p>
      <text:p text:style-name="Standard">b) Turbo Boost.</text:p>
      <text:p text:style-name="Standard">c) Hyper-Threading.</text:p>
      <text:p text:style-name="Standard">d) Iris Graphics.</text:p>
      <text:p text:style-name="Standard"/>
      <text:p text:style-name="Standard">En la nomenclatura de los procesadores Intel Core i7, ¿qué indica la presencia de la letra "K" al final del número del modelo?</text:p>
      <text:p text:style-name="Standard">a) Procesador de sobremesa.</text:p>
      <text:p text:style-name="Standard">b) Procesador con gráficos Iris.</text:p>
      <text:p text:style-name="Standard">c) Procesador desbloqueado para overclocking.</text:p>
      <text:p text:style-name="Standard"><text:soft-page-break/>d) Procesador de baja potencia.</text:p>
      <text:p text:style-name="Standard"/>
      <text:p text:style-name="Standard">¿Cuál es el propósito principal de la tecnología Intel Turbo Boost?</text:p>
      <text:p text:style-name="Standard">a) Mejorar la eficiencia energética del procesador.</text:p>
      <text:p text:style-name="Standard">b) Aumentar la frecuencia del reloj del procesador cuando sea necesario.</text:p>
      <text:p text:style-name="Standard">c) Optimizar el rendimiento de la memoria caché.</text:p>
      <text:p text:style-name="Standard">d) Controlar la temperatura del procesador.</text:p>
      <text:p text:style-name="Standard"/>
      <text:p text:style-name="Standard">En la nomenclatura de procesadores Intel, ¿qué significa la letra "F" al final del número del modelo?</text:p>
      <text:p text:style-name="Standard">a) Procesador con gráficos integrados.</text:p>
      <text:p text:style-name="Standard">b) Procesador de bajo consumo.</text:p>
      <text:p text:style-name="Standard">c) Procesador sin gráficos integrados.</text:p>
      <text:p text:style-name="Standard">d) Procesador de bajo rendimiento.</text:p>
      <text:p text:style-name="Standard"/>
      <text:p text:style-name="Standard">¿Cuál de las siguientes opciones describe mejor la familia de procesadores Intel Core i3?</text:p>
      <text:p text:style-name="Standard">a) Enfocada en entusiastas y rendimiento extremo.</text:p>
      <text:p text:style-name="Standard">b) Diseñada para usuarios de nivel básico y tareas cotidianas.</text:p>
      <text:p text:style-name="Standard">c) Ofrece un equilibrio entre rendimiento y eficiencia energética.</text:p>
      <text:p text:style-name="Standard">d) Orientada a estaciones de trabajo y servidores.</text:p>
      <text:p text:style-name="Standard"/>
      <text:p text:style-name="Standard">En la nomenclatura de procesadores Intel, ¿qué significa la letra "H" al final del número del modelo?</text:p>
      <text:p text:style-name="Standard">a) Procesador de sobremesa.</text:p>
      <text:p text:style-name="Standard">b) Procesador de alta potencia.</text:p>
      <text:p text:style-name="Standard">c) Procesador sin gráficos integrados.</text:p>
      <text:p text:style-name="Standard">d) Procesador de bajo rendimiento.</text:p>
      <text:p text:style-name="Standard"/>
      <text:p text:style-name="Standard">¿Cuál es la nomenclatura típica de los procesadores Intel de la serie Core i3?</text:p>
      <text:p text:style-name="Standard">a) i3-3XXX.</text:p>
      <text:p text:style-name="Standard">b) i3-5XXX.</text:p>
      <text:p text:style-name="Standard">c) i3-7XXX.</text:p>
      <text:p text:style-name="Standard">d) i3-9XXX.</text:p>
      <text:p text:style-name="Standard"/>
      <text:p text:style-name="Standard">¿Qué tecnología de Hyper-Threading está presente en algunos procesadores Intel para mejorar el rendimiento al permitir que cada núcleo ejecute dos hilos de instrucciones simultáneamente?</text:p>
      <text:p text:style-name="Standard">a) Turbo Boost.</text:p>
      <text:p text:style-name="Standard">b) Quick Sync.</text:p>
      <text:p text:style-name="Standard">c) Hyper-Threading.</text:p>
      <text:p text:style-name="Standard">d) Multi-Core Enhancement.</text:p>
      <text:p text:style-name="Standard"/>
      <text:p text:style-name="Standard">¿Cuál de las siguientes familias de procesadores AMD está diseñada para ofrecer un alto rendimiento en tareas de escritorio y multimedia, con núcleos de CPU y GPU integrados?</text:p>
      <text:p text:style-name="Standard">a) Ryzen Threadripper.</text:p>
      <text:p text:style-name="Standard">b) Ryzen 9.</text:p>
      <text:p text:style-name="Standard">c) Ryzen 5.</text:p>
      <text:p text:style-name="Standard">d) Ryzen G.</text:p>
      <text:p text:style-name="Standard"><text:soft-page-break/></text:p>
      <text:p text:style-name="Standard">¿Cuál es la nomenclatura utilizada para los procesadores AMD Ryzen de tercer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/>
      <text:p text:style-name="Standard">¿Cuál de las siguientes características se asocia comúnmente con los procesadores AMD Ryzen con la letra "G" al final de su nombre?</text:p>
      <text:p text:style-name="Standard">a) Núcleos de GPU integrados.</text:p>
      <text:p text:style-name="Standard">b) Arquitectura de 64 bits.</text:p>
      <text:p text:style-name="Standard">c) Tecnología de overclocking.</text:p>
      <text:p text:style-name="Standard">d) Núcleos de GPU dedicados.</text:p>
      <text:p text:style-name="Standard"/>
      <text:p text:style-name="Standard">¿Cuál es el nombre de la arquitectura de procesadores AMD que sucedió a la arquitectura Bulldozer?</text:p>
      <text:p text:style-name="Standard">a) Ryzen.</text:p>
      <text:p text:style-name="Standard">b) Piledriver.</text:p>
      <text:p text:style-name="Standard">c) Zen.</text:p>
      <text:p text:style-name="Standard">d) Excavator.</text:p>
      <text:p text:style-name="Standard"/>
      <text:p text:style-name="Standard">¿Qué serie de procesadores AMD está orientada principalmente a entornos de servidores y estaciones de trabajo de alto rendimiento?</text:p>
      <text:p text:style-name="Standard">a) Ryzen.</text:p>
      <text:p text:style-name="Standard">b) EPYC.</text:p>
      <text:p text:style-name="Standard">c) Athlon.</text:p>
      <text:p text:style-name="Standard">d) A-Series.</text:p>
      <text:p text:style-name="Standard"/>
      <text:p text:style-name="Standard">¿Cuál es la nomenclatura utilizada para los procesadores AMD de la serie de alto rendimiento para escritorio que cuenta con hasta 16 núcleos y 32 hilos?</text:p>
      <text:p text:style-name="Standard">a) Ryzen 7.</text:p>
      <text:p text:style-name="Standard">b) Ryzen 9.</text:p>
      <text:p text:style-name="Standard">c) Ryzen Threadripper.</text:p>
      <text:p text:style-name="Standard">d) Athlon.</text:p>
      <text:p text:style-name="Standard"/>
      <text:p text:style-name="Standard">¿Cuál es la principal ventaja de la arquitectura Zen de AMD en términos de rendimiento y eficiencia energética?</text:p>
      <text:p text:style-name="Standard">a) Núcleos de GPU integrados.</text:p>
      <text:p text:style-name="Standard">b) Mayor frecuencia de reloj.</text:p>
      <text:p text:style-name="Standard">c) Mayor cantidad de núcleos por procesador.</text:p>
      <text:p text:style-name="Standard">d) Mejora en la IPC (instrucciones por ciclo).</text:p>
      <text:p text:style-name="Standard"/>
      <text:p text:style-name="Standard">¿Cuál de las siguientes opciones describe mejor la nomenclatura de los procesadores AMD Ryzen con gráficos integrados?</text:p>
      <text:p text:style-name="Standard">a) Ryzen X.</text:p>
      <text:p text:style-name="Standard">b) Ryzen G.</text:p>
      <text:p text:style-name="Standard">c) Ryzen Pro.</text:p>
      <text:p text:style-name="Standard"><text:soft-page-break/>d) Ryzen XT.</text:p>
      <text:p text:style-name="Standard"/>
      <text:p text:style-name="Standard">¿Qué serie de procesadores AMD está dirigida principalmente a usuarios que buscan un rendimiento equilibrado para tareas cotidianas y juegos?</text:p>
      <text:p text:style-name="Standard">a) Ryzen Threadripper.</text:p>
      <text:p text:style-name="Standard">b) Ryzen 9.</text:p>
      <text:p text:style-name="Standard">c) Ryzen 5.</text:p>
      <text:p text:style-name="Standard">d) Athlon.</text:p>
      <text:p text:style-name="Standard"/>
      <text:p text:style-name="Standard">¿Cuál es la nomenclatura utilizada para los procesadores AMD Ryzen de segund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/>
      <text:p text:style-name="Standard">¿Qué serie de procesadores AMD se enfoca en ofrecer un rendimiento eficiente y equilibrado para dispositivos móviles y computadoras portátiles?</text:p>
      <text:p text:style-name="Standard">a) Ryzen 9.</text:p>
      <text:p text:style-name="Standard">b) Ryzen 5.</text:p>
      <text:p text:style-name="Standard">c) Ryzen 7.</text:p>
      <text:p text:style-name="Standard">d) Ryzen U-Series.</text:p>
      <text:p text:style-name="Standard"/>
      <text:p text:style-name="Standard">¿Cuál de las siguientes características se asocia comúnmente con los procesadores AMD Ryzen con la letra "X" al final de su nombre?</text:p>
      <text:p text:style-name="Standard">a) Núcleos de GPU integrados.</text:p>
      <text:p text:style-name="Standard">b) Mayor frecuencia de reloj y capacidad de overclocking.</text:p>
      <text:p text:style-name="Standard">c) Tecnología de bajo consumo de energía.</text:p>
      <text:p text:style-name="Standard">d) Núcleos de GPU dedicados.</text:p>
      <text:p text:style-name="Standard"/>
      <text:p text:style-name="Standard">¿Cuál es la nomenclatura utilizada para los procesadores AMD Ryzen de cuart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/>
      <text:p text:style-name="Standard">¿Cuál de las siguientes características se asocia comúnmente con los procesadores AMD Ryzen de la serie "U"?</text:p>
      <text:p text:style-name="Standard">a) Mayor cantidad de núcleos.</text:p>
      <text:p text:style-name="Standard">b) Diseñados para sistemas de escritorio.</text:p>
      <text:p text:style-name="Standard">c) Mayor frecuencia de reloj.</text:p>
      <text:p text:style-name="Standard">d) Orientados a dispositivos móviles y portátiles.</text:p>
      <text:p text:style-name="Standard"/>
      <text:p text:style-name="Standard">¿Cuál es la serie de procesadores AMD destinada principalmente a usuarios que buscan un rendimiento básico para tareas cotidianas y multimedia?</text:p>
      <text:p text:style-name="Standard">a) Ryzen Threadripper.</text:p>
      <text:p text:style-name="Standard">b) Ryzen 9.</text:p>
      <text:p text:style-name="Standard">c) Ryzen 3.</text:p>
      <text:p text:style-name="Standard"><text:soft-page-break/>d) Athlon.</text:p>
      <text:p text:style-name="Standard"/>
      <text:p text:style-name="Standard">¿Cuál es la nomenclatura utilizada para los procesadores AMD Ryzen de quinta generación?</text:p>
      <text:p text:style-name="Standard">a) Ryzen 1000.</text:p>
      <text:p text:style-name="Standard">b) Ryzen 2000.</text:p>
      <text:p text:style-name="Standard">c) Ryzen 3000.</text:p>
      <text:p text:style-name="Standard">d) Ryzen 5000.</text:p>
      <text:p text:style-name="Standard"/>
      <text:p text:style-name="Standard">¿Qué serie de procesadores AMD se enfoca en ofrecer un rendimiento eficiente y equilibrado para dispositivos móviles y computadoras portátiles?</text:p>
      <text:p text:style-name="Standard">a) Ryzen 9.</text:p>
      <text:p text:style-name="Standard">b) Ryzen 5.</text:p>
      <text:p text:style-name="Standard">c) Ryzen 7.</text:p>
      <text:p text:style-name="Standard">d) Ryzen U-Series.</text:p>
      <text:p text:style-name="Standard"/>
      <text:p text:style-name="Standard">¿Cuál es la principal ventaja de la arquitectura Zen de AMD en términos de rendimiento y eficiencia energética?</text:p>
      <text:p text:style-name="Standard">a) Núcleos de GPU integrados.</text:p>
      <text:p text:style-name="Standard">b) Mayor frecuencia de reloj.</text:p>
      <text:p text:style-name="Standard">c) Mayor cantidad de núcleos por procesador.</text:p>
      <text:p text:style-name="Standard">d) Mejora en la IPC (instrucciones por ciclo).</text:p>
      <text:p text:style-name="Standard"/>
      <text:p text:style-name="Standard">¿Cuál es la serie de procesadores AMD destinada principalmente a usuarios que buscan un rendimiento básico para tareas cotidianas y multimedia?</text:p>
      <text:p text:style-name="Standard">a) Ryzen Threadripper.</text:p>
      <text:p text:style-name="Standard">b) Ryzen 9.</text:p>
      <text:p text:style-name="Standard">c) Ryzen 3.</text:p>
      <text:p text:style-name="Standard">d) Athlon.</text:p>
      <text:p text:style-name="Standard"/>
      <text:p text:style-name="Standard">¿Cuál es la nomenclatura utilizada para los procesadores AMD Ryzen de cuart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/>
      <text:p text:style-name="Standard">¿Qué serie de procesadores AMD está dirigida principalmente a usuarios que buscan un rendimiento equilibrado para tareas cotidianas y juegos?</text:p>
      <text:p text:style-name="Standard">a) Ryzen Threadripper.</text:p>
      <text:p text:style-name="Standard">b) Ryzen 9.</text:p>
      <text:p text:style-name="Standard">c) Ryzen 5.</text:p>
      <text:p text:style-name="Standard">d) Athlon.</text:p>
      <text:p text:style-name="Standard"/>
      <text:p text:style-name="Standard">¿Cuál es la nomenclatura utilizada para los procesadores AMD Ryzen de tercer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><text:soft-page-break/></text:p>
      <text:p text:style-name="Standard">¿Cuál de las siguientes características se asocia comúnmente con los procesadores AMD Ryzen de la serie "U"?</text:p>
      <text:p text:style-name="Standard">a) Mayor cantidad de núcleos.</text:p>
      <text:p text:style-name="Standard">b) Diseñados para sistemas de escritorio.</text:p>
      <text:p text:style-name="Standard">c) Mayor frecuencia de reloj.</text:p>
      <text:p text:style-name="Standard">d) Orientados a dispositivos móviles y portátiles.</text:p>
      <text:p text:style-name="Standard"/>
      <text:p text:style-name="Standard">¿Cuál es la nomenclatura utilizada para los procesadores AMD Ryzen de quinta generación?</text:p>
      <text:p text:style-name="Standard">a) Ryzen 1000.</text:p>
      <text:p text:style-name="Standard">b) Ryzen 2000.</text:p>
      <text:p text:style-name="Standard">c) Ryzen 3000.</text:p>
      <text:p text:style-name="Standard">d) Ryzen 5000.</text:p>
      <text:p text:style-name="Standard"/>
      <text:p text:style-name="Standard">¿Cuál de las siguientes familias de procesadores AMD está diseñada para ofrecer un alto rendimiento en tareas de escritorio y multimedia, con núcleos de CPU y GPU integrados?</text:p>
      <text:p text:style-name="Standard">a) Ryzen Threadripper.</text:p>
      <text:p text:style-name="Standard">b) Ryzen 9.</text:p>
      <text:p text:style-name="Standard">c) Ryzen 5.</text:p>
      <text:p text:style-name="Standard">d) Ryzen G.</text:p>
      <text:p text:style-name="Standard"/>
      <text:p text:style-name="Standard">¿Cuál de las siguientes opciones describe mejor la nomenclatura de los procesadores AMD Ryzen con gráficos integrados?</text:p>
      <text:p text:style-name="Standard">a) Ryzen X.</text:p>
      <text:p text:style-name="Standard">b) Ryzen G.</text:p>
      <text:p text:style-name="Standard">c) Ryzen Pro.</text:p>
      <text:p text:style-name="Standard">d) Ryzen XT.</text:p>
      <text:p text:style-name="Standard"/>
      <text:p text:style-name="Standard">¿Cuál es la nomenclatura utilizada para los procesadores AMD Ryzen de segunda generación?</text:p>
      <text:p text:style-name="Standard">a) Ryzen 1000.</text:p>
      <text:p text:style-name="Standard">b) Ryzen 2000.</text:p>
      <text:p text:style-name="Standard">c) Ryzen 3000.</text:p>
      <text:p text:style-name="Standard">d) Ryzen 4000.</text:p>
      <text:p text:style-name="Standard"/>
      <text:p text:style-name="Standard">¿Cuál es el nombre de la arquitectura de procesadores AMD que sucedió a la arquitectura Bulldozer?</text:p>
      <text:p text:style-name="Standard">a) Ryzen.</text:p>
      <text:p text:style-name="Standard">b) Piledriver.</text:p>
      <text:p text:style-name="Standard">c) Zen.</text:p>
      <text:p text:style-name="Standard">d) Excavator.</text:p>
      <text:p text:style-name="Standard"/>
      <text:p text:style-name="Standard">¿Cuál de las siguientes opciones describe mejor la nomenclatura de los procesadores AMD Ryzen con gráficos integrados?</text:p>
      <text:p text:style-name="Standard">a) Ryzen X.</text:p>
      <text:p text:style-name="Standard">b) Ryzen G.</text:p>
      <text:p text:style-name="Standard">c) Ryzen Pro.</text:p>
      <text:p text:style-name="Standard">d) Ryzen XT.</text:p>
      <text:p text:style-name="Standard"><text:soft-page-break/></text:p>
      <text:p text:style-name="Standard">¿Cuál de las siguientes características se asocia comúnmente con los procesadores AMD Ryzen de la serie "X"?</text:p>
      <text:p text:style-name="Standard">a) Mayor cantidad de núcleos.</text:p>
      <text:p text:style-name="Standard">b) Mayor frecuencia de reloj y capacidad de overclocking.</text:p>
      <text:p text:style-name="Standard">c) Tecnología de bajo consumo de energía.</text:p>
      <text:p text:style-name="Standard">d) Orientados a dispositivos móviles y portátiles.</text:p>
      <text:p text:style-name="Standard"/>
      <text:p text:style-name="Standard">¿Cuál es la función principal de una fuente de alimentación ATX en un sistema de computadora?</text:p>
      <text:p text:style-name="Standard">a) Gestionar la comunicación entre la CPU y los periféricos.</text:p>
      <text:p text:style-name="Standard">b) Suministrar energía eléctrica estable a todos los componentes del sistema.</text:p>
      <text:p text:style-name="Standard">c) Controlar las operaciones de entrada/salida (I/O).</text:p>
      <text:p text:style-name="Standard">d) Proporcionar refrigeración activa a la CPU.</text:p>
      <text:p text:style-name="Standard"/>
      <text:p text:style-name="Standard">¿Cuántos voltajes principales suministra una fuente de alimentación ATX estándar?</text:p>
      <text:p text:style-name="Standard">a) 1.</text:p>
      <text:p text:style-name="Standard">b) 3.</text:p>
      <text:p text:style-name="Standard">c) 5.</text:p>
      <text:p text:style-name="Standard">d) 7.</text:p>
      <text:p text:style-name="Standard"/>
      <text:p text:style-name="Standard">¿Cuál es el voltaje estándar suministrado por el riel de +12V en una fuente de alimentación ATX?</text:p>
      <text:p text:style-name="Standard">a) 3V.</text:p>
      <text:p text:style-name="Standard">b) 5V.</text:p>
      <text:p text:style-name="Standard">c) 9V.</text:p>
      <text:p text:style-name="Standard">d) 12V.</text:p>
      <text:p text:style-name="Standard"/>
      <text:p text:style-name="Standard">¿Cuál es la función del conector de alimentación de la CPU en una fuente de alimentación ATX?</text:p>
      <text:p text:style-name="Standard">a) Suministrar energía a la tarjeta madre.</text:p>
      <text:p text:style-name="Standard">b) Proporcionar energía a la tarjeta de video.</text:p>
      <text:p text:style-name="Standard">c) Alimentar directamente la CPU.</text:p>
      <text:p text:style-name="Standard">d) Gestionar la conexión a dispositivos de almacenamiento.</text:p>
      <text:p text:style-name="Standard"/>
      <text:p text:style-name="Standard">¿Cuál es la utilidad de los cables modulares en una fuente de alimentación ATX?</text:p>
      <text:p text:style-name="Standard">a) Proporcionar refrigeración adicional al sistema.</text:p>
      <text:p text:style-name="Standard">b) Facilitar la gestión del cableado y permitir una apariencia más limpia.</text:p>
      <text:p text:style-name="Standard">c) Mejorar la eficiencia de la fuente de alimentación.</text:p>
      <text:p text:style-name="Standard">d) Conectar periféricos externos al sistema.</text:p>
      <text:p text:style-name="Standard"/>
      <text:p text:style-name="Standard">¿Cuántos pines tiene típicamente el conector principal de alimentación de la tarjeta madre en una fuente de alimentación ATX?</text:p>
      <text:p text:style-name="Standard">a) 16.</text:p>
      <text:p text:style-name="Standard">b) 20.</text:p>
      <text:p text:style-name="Standard">c) 24.</text:p>
      <text:p text:style-name="Standard">d) 30.</text:p>
      <text:p text:style-name="Standard"/>
      <text:p text:style-name="Standard">¿Cuál es la función de los rieles de voltaje en una fuente de alimentación ATX?</text:p>
      <text:p text:style-name="Standard">a) Gestionar la potencia total suministrada por la fuente.</text:p>
      <text:p text:style-name="Standard"><text:soft-page-break/>b) Controlar la velocidad del ventilador de la fuente de alimentación.</text:p>
      <text:p text:style-name="Standard">c) Proporcionar voltajes específicos a diferentes componentes del sistema.</text:p>
      <text:p text:style-name="Standard">d) Regular la eficiencia energética de la fuente.</text:p>
      <text:p text:style-name="Standard"/>
      <text:p text:style-name="Standard">¿Cuál de los siguientes colores es comúnmente asociado con el riel de +5V en los cables de una fuente de alimentación ATX?</text:p>
      <text:p text:style-name="Standard">a) Rojo.</text:p>
      <text:p text:style-name="Standard">b) Amarillo.</text:p>
      <text:p text:style-name="Standard">c) Azul.</text:p>
      <text:p text:style-name="Standard">d) Verde.</text:p>
      <text:p text:style-name="Standard"/>
      <text:p text:style-name="Standard">¿Cuál es el propósito de la certificación de eficiencia energética en una fuente de alimentación ATX?</text:p>
      <text:p text:style-name="Standard">a) Determinar la cantidad máxima de energía que puede suministrar.</text:p>
      <text:p text:style-name="Standard">b) Indicar la calidad de los materiales utilizados en la fuente.</text:p>
      <text:p text:style-name="Standard">c) Evaluar qué tan bien convierte la energía de la red eléctrica en energía utilizable.</text:p>
      <text:p text:style-name="Standard">d) Controlar la velocidad del ventilador de la fuente de alimentación.</text:p>
      <text:p text:style-name="Standard"/>
      <text:p text:style-name="Standard">¿Cuál es la función del ventilador en una fuente de alimentación ATX?</text:p>
      <text:p text:style-name="Standard">a) Enfriar la CPU.</text:p>
      <text:p text:style-name="Standard">b) Regular la temperatura del sistema.</text:p>
      <text:p text:style-name="Standard">c) Evitar cortocircuitos en la tarjeta madre.</text:p>
      <text:p text:style-name="Standard">d) Mantener la fuente de alimentación a una temperatura segura.</text:p>
      <text:p text:style-name="Standard"/>
      <text:p text:style-name="Standard">¿Qué significa la sigla "ATX" en el contexto de las fuentes de alimentación?</text:p>
      <text:p text:style-name="Standard">a) Advanced Technology eXtended.</text:p>
      <text:p text:style-name="Standard">b) Automatic Thermal eXchange.</text:p>
      <text:p text:style-name="Standard">c) All-in-One eXperience.</text:p>
      <text:p text:style-name="Standard">d) Advanced Thermal eXhaust.</text:p>
      <text:p text:style-name="Standard"/>
      <text:p text:style-name="Standard">¿Cuál es la función del riel de +3.3V en una fuente de alimentación ATX?</text:p>
      <text:p text:style-name="Standard">a) Suministrar energía a la CPU.</text:p>
      <text:p text:style-name="Standard">b) Proporcionar voltaje a la memoria RAM y otros componentes.</text:p>
      <text:p text:style-name="Standard">c) Alimentar la tarjeta de video.</text:p>
      <text:p text:style-name="Standard">d) Controlar la velocidad del ventilador.</text:p>
      <text:p text:style-name="Standard"/>
      <text:p text:style-name="Standard">¿Cuál de las siguientes afirmaciones es verdadera sobre la eficiencia energética de una fuente de alimentación certificada?</text:p>
      <text:p text:style-name="Standard">a) Cuanto mayor sea la eficiencia, más energía se pierde en forma de calor.</text:p>
      <text:p text:style-name="Standard">b) La certificación de eficiencia no afecta la cantidad de energía que la fuente de alimentación puede suministrar.</text:p>
      <text:p text:style-name="Standard">c) Una fuente de alimentación con mayor eficiencia convierte más eficazmente la energía de la red eléctrica en energía utilizable.</text:p>
      <text:p text:style-name="Standard">d) Las fuentes de alimentación no pueden ser certificadas en eficiencia.</text:p>
      <text:p text:style-name="Standard"/>
      <text:p text:style-name="Standard">¿Cuál de los siguientes colores es comúnmente asociado con el riel de +12V en los cables de una fuente de alimentación ATX?</text:p>
      <text:p text:style-name="Standard"><text:soft-page-break/>a) Rojo.</text:p>
      <text:p text:style-name="Standard">b) Amarillo.</text:p>
      <text:p text:style-name="Standard">c) Azul.</text:p>
      <text:p text:style-name="Standard">d) Verde.</text:p>
      <text:p text:style-name="Standard"/>
      <text:p text:style-name="Standard">¿Cuál es el propósito de los conectores SATA en una fuente de alimentación ATX?</text:p>
      <text:p text:style-name="Standard">a) Alimentar la CPU.</text:p>
      <text:p text:style-name="Standard">b) Conectar dispositivos de almacenamiento como discos duros y unidades SSD.</text:p>
      <text:p text:style-name="Standard">c) Suministrar energía a la tarjeta madre.</text:p>
      <text:p text:style-name="Standard">d) Proporcionar voltaje a la tarjeta de video.</text:p>
      <text:p text:style-name="Standard"/>
      <text:p text:style-name="Standard">¿Qué significa la sigla "ATX" en el contexto de las fuentes de alimentación?</text:p>
      <text:p text:style-name="Standard">a) Advanced Technology eXtended.</text:p>
      <text:p text:style-name="Standard">b) Automatic Thermal eXchange.</text:p>
      <text:p text:style-name="Standard">c) All-in-One eXperience.</text:p>
      <text:p text:style-name="Standard">d) Advanced Thermal eXhaust.</text:p>
      <text:p text:style-name="Standard"/>
      <text:p text:style-name="Standard">¿Cuál es la función del conector EPS (ATX12V) en una fuente de alimentación ATX?</text:p>
      <text:p text:style-name="Standard">a) Alimentar la tarjeta madre.</text:p>
      <text:p text:style-name="Standard">b) Proporcionar energía a la unidad de procesamiento gráfico (GPU).</text:p>
      <text:p text:style-name="Standard">c) Suministrar voltaje a la unidad de disco óptico.</text:p>
      <text:p text:style-name="Standard">d) Alimentar la CPU, especialmente en sistemas de alto rendimiento.</text:p>
      <text:p text:style-name="Standard"/>
      <text:p text:style-name="Standard">¿Cuántos pines tiene típicamente el conector principal de alimentación de la tarjeta madre en una fuente de alimentación ATX?</text:p>
      <text:p text:style-name="Standard">a) 16.</text:p>
      <text:p text:style-name="Standard">b) 20.</text:p>
      <text:p text:style-name="Standard">c) 24.</text:p>
      <text:p text:style-name="Standard">d) 30.</text:p>
      <text:p text:style-name="Standard"/>
      <text:p text:style-name="Standard">¿Cuál es la función de los rieles de voltaje en una fuente de alimentación ATX?</text:p>
      <text:p text:style-name="Standard">a) Gestionar la potencia total suministrada por la fuente.</text:p>
      <text:p text:style-name="Standard">b) Controlar la velocidad del ventilador de la fuente de alimentación.</text:p>
      <text:p text:style-name="Standard">c) Proporcionar voltajes específicos a diferentes componentes del sistema.</text:p>
      <text:p text:style-name="Standard">d) Regular la eficiencia energética de la fuente.</text:p>
      <text:p text:style-name="Standard"/>
      <text:p text:style-name="Standard">¿Cuál de los siguientes colores es comúnmente asociado con el riel de +3.3V en los cables de una fuente de alimentación ATX?</text:p>
      <text:p text:style-name="Standard">a) Rojo.</text:p>
      <text:p text:style-name="Standard">b) Amarillo.</text:p>
      <text:p text:style-name="Standard">c) Azul.</text:p>
      <text:p text:style-name="Standard">d) Verde.</text:p>
      <text:p text:style-name="Standard"/>
      <text:p text:style-name="Standard">¿Cuál es la función principal de una fuente de alimentación ATX en un sistema de computadora?</text:p>
      <text:p text:style-name="Standard">a) Gestionar la comunicación entre la CPU y los periféricos.</text:p>
      <text:p text:style-name="Standard">b) Suministrar energía eléctrica estable a todos los componentes del sistema.</text:p>
      <text:p text:style-name="Standard">c) Controlar las operaciones de entrada/salida (I/O).</text:p>
      <text:p text:style-name="Standard"><text:soft-page-break/>d) Proporcionar refrigeración activa a la CPU.</text:p>
      <text:p text:style-name="Standard"/>
      <text:p text:style-name="Standard">¿Cuántos voltajes principales suministra una fuente de alimentación ATX estándar?</text:p>
      <text:p text:style-name="Standard">a) 1.</text:p>
      <text:p text:style-name="Standard">b) 3.</text:p>
      <text:p text:style-name="Standard">c) 5.</text:p>
      <text:p text:style-name="Standard">d) 7.</text:p>
      <text:p text:style-name="Standard"/>
      <text:p text:style-name="Standard">¿Cuál es la utilidad de los cables modulares en una fuente de alimentación ATX?</text:p>
      <text:p text:style-name="Standard">a) Proporcionar refrigeración adicional al sistema.</text:p>
      <text:p text:style-name="Standard">b) Facilitar la gestión del cableado y permitir una apariencia más limpia.</text:p>
      <text:p text:style-name="Standard">c) Mejorar la eficiencia de la fuente de alimentación.</text:p>
      <text:p text:style-name="Standard">d) Conectar periféricos externos al sistema.</text:p>
      <text:p text:style-name="Standard"/>
      <text:p text:style-name="Standard">¿Cuál de las siguientes afirmaciones es verdadera sobre la eficiencia energética de una fuente de alimentación certificada?</text:p>
      <text:p text:style-name="Standard">a) Cuanto mayor sea la eficiencia, más energía se pierde en forma de calor.</text:p>
      <text:p text:style-name="Standard">b) La certificación de eficiencia no afecta la cantidad de energía que la fuente de alimentación puede suministrar.</text:p>
      <text:p text:style-name="Standard">c) Una fuente de alimentación con mayor eficiencia convierte más eficazmente la energía de la red eléctrica en energía utilizable.</text:p>
      <text:p text:style-name="Standard">d) Las fuentes de alimentación no pueden ser certificadas en eficiencia.</text:p>
      <text:p text:style-name="Standard"/>
      <text:p text:style-name="Standard">¿Cuál es el voltaje estándar suministrado por el riel de +12V en una fuente de alimentación ATX?</text:p>
      <text:p text:style-name="Standard">a) 3V.</text:p>
      <text:p text:style-name="Standard">b) 5V.</text:p>
      <text:p text:style-name="Standard">c) 9V.</text:p>
      <text:p text:style-name="Standard">d) 12V.</text:p>
      <text:p text:style-name="Standard"/>
      <text:p text:style-name="Standard">¿Cuál es la función del conector de alimentación de la CPU en una fuente de alimentación ATX?</text:p>
      <text:p text:style-name="Standard">a) Suministrar energía a la tarjeta madre.</text:p>
      <text:p text:style-name="Standard">b) Proporcionar energía a la tarjeta de video.</text:p>
      <text:p text:style-name="Standard">c) Alimentar directamente la CPU.</text:p>
      <text:p text:style-name="Standard">d) Gestionar la conexión a dispositivos de almacenamiento.</text:p>
      <text:p text:style-name="Standard"/>
      <text:p text:style-name="Standard">¿Cuántos pines tiene típicamente el conector principal de alimentación de la tarjeta madre en una fuente de alimentación ATX?</text:p>
      <text:p text:style-name="Standard">a) 16.</text:p>
      <text:p text:style-name="Standard">b) 20.</text:p>
      <text:p text:style-name="Standard">c) 24.</text:p>
      <text:p text:style-name="Standard">d) 30.</text:p>
      <text:p text:style-name="Standard"/>
      <text:p text:style-name="Standard">¿Cuál de los siguientes colores es comúnmente asociado con el riel de +5V en los cables de una fuente de alimentación ATX?</text:p>
      <text:p text:style-name="Standard">a) Rojo.</text:p>
      <text:p text:style-name="Standard">b) Amarillo.</text:p>
      <text:p text:style-name="Standard">c) Azul.</text:p>
      <text:p text:style-name="Standard"><text:soft-page-break/>d) Verde.</text:p>
      <text:p text:style-name="Standard"/>
      <text:p text:style-name="Standard">¿Cuál es el propósito de los conectores SATA en una fuente de alimentación ATX?</text:p>
      <text:p text:style-name="Standard">a) Alimentar la CPU.</text:p>
      <text:p text:style-name="Standard">b) Conectar dispositivos de almacenamiento como discos duros y unidades SSD.</text:p>
      <text:p text:style-name="Standard">c) Suministrar energía a la tarjeta madre.</text:p>
      <text:p text:style-name="Standard">d) Proporcionar voltaje a la tarjeta de video.</text:p>
      <text:p text:style-name="Standard"/>
      <text:p text:style-name="Standard">¿Cuál es la función del ventilador en una fuente de alimentación ATX?</text:p>
      <text:p text:style-name="Standard">a) Enfriar la CPU.</text:p>
      <text:p text:style-name="Standard">b) Regular la temperatura del sistema.</text:p>
      <text:p text:style-name="Standard">c) Evitar cortocircuitos en la tarjeta madre.</text:p>
      <text:p text:style-name="Standard">d) Mantener la fuente de alimentación a una temperatura segura.</text:p>
      <text:p text:style-name="Standard"/>
      <text:p text:style-name="Standard">¿Cuál de las siguientes opciones describe mejor un disco duro?</text:p>
      <text:p text:style-name="Standard">a) Utiliza memoria flash para almacenar datos de forma permanente.</text:p>
      <text:p text:style-name="Standard">b) Emplea discos magnéticos giratorios para el almacenamiento de datos.</text:p>
      <text:p text:style-name="Standard">c) Es una unidad de almacenamiento volátil utilizada principalmente para la memoria RAM.</text:p>
      <text:p text:style-name="Standard">d) Almacena datos de manera óptica mediante láser.</text:p>
      <text:p text:style-name="Standard"/>
      <text:p text:style-name="Standard">¿Cuál es la función principal de una cadena SCSI (Small Computer System Interface)?</text:p>
      <text:p text:style-name="Standard">a) Conectar dispositivos de almacenamiento a través de cables ópticos.</text:p>
      <text:p text:style-name="Standard">b) Proporcionar energía a los discos duros.</text:p>
      <text:p text:style-name="Standard">c) Facilitar la conexión de dispositivos de almacenamiento a la tarjeta madre.</text:p>
      <text:p text:style-name="Standard">d) Permitir la comunicación entre dispositivos de almacenamiento y la CPU.</text:p>
      <text:p text:style-name="Standard"/>
      <text:p text:style-name="Standard">¿Cuántos dispositivos IDE se pueden conectar típicamente a un controlador IDE en una cadena única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as siguientes opciones describe mejor la interfaz SATA (Serial ATA)?</text:p>
      <text:p text:style-name="Standard">a) Utiliza un conector de 40 pines para la conexión de dispositivos de almacenamiento.</text:p>
      <text:p text:style-name="Standard">b) Transmite datos en forma de paquetes a través de cables paralelos.</text:p>
      <text:p text:style-name="Standard">c) Utiliza un conector de 7 pines para la conexión de dispositivos de almacenamiento.</text:p>
      <text:p text:style-name="Standard">d) Es una interfaz obsoleta reemplazada por USB.</text:p>
      <text:p text:style-name="Standard"/>
      <text:p text:style-name="Standard">¿Qué significa la sigla "SSD" en el contexto de almacenamiento de datos?</text:p>
      <text:p text:style-name="Standard">a) Solid-State Drive.</text:p>
      <text:p text:style-name="Standard">b) Serial Storage Device.</text:p>
      <text:p text:style-name="Standard">c) Sequential System Disk.</text:p>
      <text:p text:style-name="Standard">d) Storage and System Drive.</text:p>
      <text:p text:style-name="Standard"/>
      <text:p text:style-name="Standard">¿Cuál de las siguientes opciones describe mejor un disco SSD (Solid-State Drive)?</text:p>
      <text:p text:style-name="Standard">a) Utiliza discos magnéticos giratorios para el almacenamiento de datos.</text:p>
      <text:p text:style-name="Standard"><text:soft-page-break/>b) Almacena datos de manera óptica mediante láser.</text:p>
      <text:p text:style-name="Standard">c) Utiliza memoria flash para el almacenamiento de datos de forma permanente.</text:p>
      <text:p text:style-name="Standard">d) Es una unidad de almacenamiento volátil utilizada principalmente para la memoria RAM.</text:p>
      <text:p text:style-name="Standard"/>
      <text:p text:style-name="Standard">¿Cuál es una ventaja comúnmente asociada con los discos SSD en comparación con los discos duros tradicionales?</text:p>
      <text:p text:style-name="Standard">a) Mayor capacidad de almacenamiento.</text:p>
      <text:p text:style-name="Standard">b) Menor velocidad de lectura/escritura.</text:p>
      <text:p text:style-name="Standard">c) Mayor durabilidad y resistencia a impactos.</text:p>
      <text:p text:style-name="Standard">d) Menor costo por gigabyte.</text:p>
      <text:p text:style-name="Standard"/>
      <text:p text:style-name="Standard">¿Qué tipo de conector utiliza una unidad de disco M.2 para conectarse a la tarjeta madre?</text:p>
      <text:p text:style-name="Standard">a) SATA.</text:p>
      <text:p text:style-name="Standard">b) USB.</text:p>
      <text:p text:style-name="Standard">c) NVMe.</text:p>
      <text:p text:style-name="Standard">d) SCSI.</text:p>
      <text:p text:style-name="Standard"/>
      <text:p text:style-name="Standard">¿Cuál de las siguientes opciones describe mejor la interfaz NVMe (Non-Volatile Memory Express)?</text:p>
      <text:p text:style-name="Standard">a) Utiliza un conector de 40 pines para la conexión de dispositivos de almacenamiento.</text:p>
      <text:p text:style-name="Standard">b) Transmite datos en forma de paquetes a través de cables paralelos.</text:p>
      <text:p text:style-name="Standard">c) Utiliza un conector de 7 pines para la conexión de dispositivos de almacenamiento.</text:p>
      <text:p text:style-name="Standard">d) Es una interfaz diseñada específicamente para discos SSD de alta velocidad.</text:p>
      <text:p text:style-name="Standard"/>
      <text:p text:style-name="Standard">¿Cuál es la función principal de un disco duro externo?</text:p>
      <text:p text:style-name="Standard">a) Proporcionar energía adicional a la tarjeta madre.</text:p>
      <text:p text:style-name="Standard">b) Almacenar datos de forma permanente mediante discos magnéticos giratorios.</text:p>
      <text:p text:style-name="Standard">c) Facilitar la conexión de dispositivos de almacenamiento a través de cables USB o Thunderbolt.</text:p>
      <text:p text:style-name="Standard">d) Mejorar la velocidad de acceso a la memoria RAM.</text:p>
      <text:p text:style-name="Standard"/>
      <text:p text:style-name="Standard">¿Qué significa la sigla "HDD" en el contexto de almacenamiento de datos?</text:p>
      <text:p text:style-name="Standard">a) High-Density Drive.</text:p>
      <text:p text:style-name="Standard">b) Hard Disk Drive.</text:p>
      <text:p text:style-name="Standard">c) Hybrid Data Device.</text:p>
      <text:p text:style-name="Standard">d) Hyper Drive Disk.</text:p>
      <text:p text:style-name="Standard"/>
      <text:p text:style-name="Standard">¿Cuántos pines tiene típicamente un conector SATA utilizado para conectar dispositivos de almacenamiento a la tarjeta madre?</text:p>
      <text:p text:style-name="Standard">a) 7.</text:p>
      <text:p text:style-name="Standard">b) 15.</text:p>
      <text:p text:style-name="Standard">c) 20.</text:p>
      <text:p text:style-name="Standard">d) 30.</text:p>
      <text:p text:style-name="Standard"/>
      <text:p text:style-name="Standard">¿Cuál de las siguientes opciones describe mejor un disco duro externo?</text:p>
      <text:p text:style-name="Standard">a) Utiliza memoria flash para el almacenamiento de datos de forma permanente.</text:p>
      <text:p text:style-name="Standard">b) Almacena datos de manera óptica mediante láser.</text:p>
      <text:p text:style-name="Standard">c) Emplea discos magnéticos giratorios y se conecta a través de USB o Thunderbolt.</text:p>
      <text:p text:style-name="Standard">d) Es una unidad de almacenamiento volátil utilizada principalmente para la memoria RAM.</text:p>
      <text:p text:style-name="Standard"><text:soft-page-break/></text:p>
      <text:p text:style-name="Standard">¿Cuál es la función del conector Molex en la alimentación de un disco duro?</text:p>
      <text:p text:style-name="Standard">a) Suministrar energía a la CPU.</text:p>
      <text:p text:style-name="Standard">b) Proporcionar energía adicional al sistema de refrigeración.</text:p>
      <text:p text:style-name="Standard">c) Alimentar directamente la memoria RAM.</text:p>
      <text:p text:style-name="Standard">d) Proporcionar energía al disco duro.</text:p>
      <text:p text:style-name="Standard"/>
      <text:p text:style-name="Standard">¿Qué significa la sigla "RAID" en el contexto de almacenamiento de datos?</text:p>
      <text:p text:style-name="Standard">a) Random Access Integrated Drive.</text:p>
      <text:p text:style-name="Standard">b) Redundant Array of Independent Disks.</text:p>
      <text:p text:style-name="Standard">c) Rapid Access and Integration Device.</text:p>
      <text:p text:style-name="Standard">d) Read-Only Array of Integrated Drives.</text:p>
      <text:p text:style-name="Standard"/>
      <text:p text:style-name="Standard">¿Cuál de las siguientes opciones describe mejor la interfaz SATA (Serial ATA)?</text:p>
      <text:p text:style-name="Standard">a) Utiliza un conector de 40 pines para la conexión de dispositivos de almacenamiento.</text:p>
      <text:p text:style-name="Standard">b) Transmite datos en forma de paquetes a través de cables paralelos.</text:p>
      <text:p text:style-name="Standard">c) Utiliza un conector de 7 pines para la conexión de dispositivos de almacenamiento.</text:p>
      <text:p text:style-name="Standard">d) Es una interfaz obsoleta reemplazada por USB.</text:p>
      <text:p text:style-name="Standard"/>
      <text:p text:style-name="Standard">¿Cuál es la función principal de una cadena SCSI (Small Computer System Interface)?</text:p>
      <text:p text:style-name="Standard">a) Conectar dispositivos de almacenamiento a través de cables ópticos.</text:p>
      <text:p text:style-name="Standard">b) Proporcionar energía a los discos duros.</text:p>
      <text:p text:style-name="Standard">c) Facilitar la conexión de dispositivos de almacenamiento a la tarjeta madre.</text:p>
      <text:p text:style-name="Standard">d) Permitir la comunicación entre dispositivos de almacenamiento y la CPU.</text:p>
      <text:p text:style-name="Standard"/>
      <text:p text:style-name="Standard">¿Cuántos dispositivos IDE se pueden conectar típicamente a un controlador IDE en una cadena única?</text:p>
      <text:p text:style-name="Standard">a) 1.</text:p>
      <text:p text:style-name="Standard">b) 2.</text:p>
      <text:p text:style-name="Standard">c) 4.</text:p>
      <text:p text:style-name="Standard">d) 8.</text:p>
      <text:p text:style-name="Standard"/>
      <text:p text:style-name="Standard">¿Cuál de las siguientes opciones describe mejor un disco duro externo?</text:p>
      <text:p text:style-name="Standard">a) Utiliza memoria flash para el almacenamiento de datos de forma permanente.</text:p>
      <text:p text:style-name="Standard">b) Almacena datos de manera óptica mediante láser.</text:p>
      <text:p text:style-name="Standard">c) Emplea discos magnéticos giratorios y se conecta a través de USB o Thunderbolt.</text:p>
      <text:p text:style-name="Standard">d) Es una unidad de almacenamiento volátil utilizada principalmente para la memoria RAM.</text:p>
      <text:p text:style-name="Standard"/>
      <text:p text:style-name="Standard">¿Cuál es la función del conector Molex en la alimentación de un disco duro?</text:p>
      <text:p text:style-name="Standard">a) Suministrar energía a la CPU.</text:p>
      <text:p text:style-name="Standard">b) Proporcionar energía adicional al sistema de refrigeración.</text:p>
      <text:p text:style-name="Standard">c) Alimentar directamente la memoria RAM.</text:p>
      <text:p text:style-name="Standard">d) Proporcionar energía al disco duro.</text:p>
      <text:p text:style-name="Standard"/>
      <text:p text:style-name="Standard">¿Cuántos pines tiene típicamente un conector SATA utilizado para conectar dispositivos de almacenamiento a la tarjeta madre?</text:p>
      <text:p text:style-name="Standard">a) 7.</text:p>
      <text:p text:style-name="Standard"><text:soft-page-break/>b) 15.</text:p>
      <text:p text:style-name="Standard">c) 20.</text:p>
      <text:p text:style-name="Standard">d) 30.</text:p>
      <text:p text:style-name="Standard"/>
      <text:p text:style-name="Standard">¿Cuál de las siguientes opciones describe mejor un disco SSD (Solid-State Drive)?</text:p>
      <text:p text:style-name="Standard">a) Utiliza discos magnéticos giratorios para el almacenamiento de datos.</text:p>
      <text:p text:style-name="Standard">b) Almacena datos de manera óptica mediante láser.</text:p>
      <text:p text:style-name="Standard">c) Utiliza memoria flash para el almacenamiento de datos de forma permanente.</text:p>
      <text:p text:style-name="Standard">d) Es una unidad de almacenamiento volátil utilizada principalmente para la memoria RAM.</text:p>
      <text:p text:style-name="Standard"/>
      <text:p text:style-name="Standard">¿Cuántos pines tiene típicamente un conector SATA utilizado para conectar dispositivos de almacenamiento a la tarjeta madre?</text:p>
      <text:p text:style-name="Standard">a) 7.</text:p>
      <text:p text:style-name="Standard">b) 15.</text:p>
      <text:p text:style-name="Standard">c) 20.</text:p>
      <text:p text:style-name="Standard">d) 30.</text:p>
      <text:p text:style-name="Standard"/>
      <text:p text:style-name="Standard">¿Cuál es una ventaja comúnmente asociada con los discos SSD en comparación con los discos duros tradicionales?</text:p>
      <text:p text:style-name="Standard">a) Mayor capacidad de almacenamiento.</text:p>
      <text:p text:style-name="Standard">b) Menor velocidad de lectura/escritura.</text:p>
      <text:p text:style-name="Standard">c) Mayor durabilidad y resistencia a impactos.</text:p>
      <text:p text:style-name="Standard">d) Menor costo por gigabyte.</text:p>
      <text:p text:style-name="Standard"/>
      <text:p text:style-name="Standard">¿Qué tipo de conector utiliza una unidad de disco M.2 para conectarse a la tarjeta madre?</text:p>
      <text:p text:style-name="Standard">a) SATA.</text:p>
      <text:p text:style-name="Standard">b) USB.</text:p>
      <text:p text:style-name="Standard">c) NVMe.</text:p>
      <text:p text:style-name="Standard">d) SCSI.</text:p>
      <text:p text:style-name="Standard"/>
      <text:p text:style-name="Standard">¿Cuál de las siguientes opciones describe mejor la interfaz NVMe (Non-Volatile Memory Express)?</text:p>
      <text:p text:style-name="Standard">a) Utiliza un conector de 40 pines para la conexión de dispositivos de almacenamiento.</text:p>
      <text:p text:style-name="Standard">b) Transmite datos en forma de paquetes a través de cables paralelos.</text:p>
      <text:p text:style-name="Standard">c) Utiliza un conector de 7 pines para la conexión de dispositivos de almacenamiento.</text:p>
      <text:p text:style-name="Standard">d) Es una interfaz diseñada específicamente para discos SSD de alta velocidad.</text:p>
      <text:p text:style-name="Standard"/>
      <text:p text:style-name="Standard">¿Cuál de las siguientes afirmaciones es verdadera sobre la capacidad de almacenamiento de un disco duro o SSD?</text:p>
      <text:p text:style-name="Standard">a) La capacidad se mide en megabytes (MB) únicamente.</text:p>
      <text:p text:style-name="Standard">b) La capacidad se mide en gigabytes (GB) y terabytes (TB).</text:p>
      <text:p text:style-name="Standard">c) La capacidad no es una consideración importante al elegir un dispositivo de almacenamiento.</text:p>
      <text:p text:style-name="Standard">d) La capacidad se mide únicamente en kilobytes (KB).</text:p>
      <text:p text:style-name="Standard"/>
      <text:p text:style-name="Standard">¿Qué significa la sigla "RAID" en el contexto de almacenamiento de datos?</text:p>
      <text:p text:style-name="Standard">a) Random Access Integrated Drive.</text:p>
      <text:p text:style-name="Standard">b) Redundant Array of Independent Disks.</text:p>
      <text:p text:style-name="Standard">c) Rapid Access and Integration Device.</text:p>
      <text:p text:style-name="Standard"><text:soft-page-break/>d) Read-Only Array of Integrated Drives.</text:p>
      <text:p text:style-name="Standard"/>
      <text:p text:style-name="Standard">¿Cuál de las siguientes afirmaciones es verdadera sobre la capacidad de almacenamiento de un disco duro o SSD?</text:p>
      <text:p text:style-name="Standard">a) La capacidad se mide en megabytes (MB) únicamente.</text:p>
      <text:p text:style-name="Standard">b) La capacidad se mide en gigabytes (GB) y terabytes (TB).</text:p>
      <text:p text:style-name="Standard">c) La capacidad no es una consideración importante al elegir un dispositivo de almacenamiento.</text:p>
      <text:p text:style-name="Standard">d) La capacidad se mide únicamente en kilobytes (KB).</text:p>
      <text:p text:style-name="Standard"/>
      <text:p text:style-name="Standard">¿Cuál es la función principal de un disco duro externo?</text:p>
      <text:p text:style-name="Standard">a) Proporcionar energía adicional a la tarjeta madre.</text:p>
      <text:p text:style-name="Standard">b) Almacenar datos de forma permanente mediante discos magnéticos giratorios.</text:p>
      <text:p text:style-name="Standard">c) Facilitar la conexión de dispositivos de almacenamiento a través de cables USB o Thunderbolt.</text:p>
      <text:p text:style-name="Standard">d) Mejorar la velocidad de acceso a la memoria RAM.</text:p>
      <text:p text:style-name="Standard"/>
      <text:p text:style-name="Standard">¿Qué significa la sigla "GPU" en el contexto de hardware informático?</text:p>
      <text:p text:style-name="Standard">a) General Processing Unit.</text:p>
      <text:p text:style-name="Standard">b) Graphics Processing Unit.</text:p>
      <text:p text:style-name="Standard">c) General Purpose Unit.</text:p>
      <text:p text:style-name="Standard">d) Graphics Performance Unit.</text:p>
      <text:p text:style-name="Standard"/>
      <text:p text:style-name="Standard">¿Cuál de los siguientes fabricantes es conocido por sus tarjetas gráficas GeForce?</text:p>
      <text:p text:style-name="Standard">a) AMD.</text:p>
      <text:p text:style-name="Standard">b) Intel.</text:p>
      <text:p text:style-name="Standard">c) NVIDIA.</text:p>
      <text:p text:style-name="Standard">d) ASUS.</text:p>
      <text:p text:style-name="Standard"/>
      <text:p text:style-name="Standard">¿Qué es CUDA en el contexto de tarjetas gráficas NVIDIA?</text:p>
      <text:p text:style-name="Standard">a) Un tipo de conector de pantalla.</text:p>
      <text:p text:style-name="Standard">b) Una interfaz de usuario para configurar gráficos.</text:p>
      <text:p text:style-name="Standard">c) Una arquitectura de procesamiento paralelo desarrollada por NVIDIA.</text:p>
      <text:p text:style-name="Standard">d) Una tecnología de refrigeración avanzada.</text:p>
      <text:p text:style-name="Standard"/>
      <text:p text:style-name="Standard">¿Cuántos procesadores de flujo tiene típicamente una tarjeta gráfica moderna?</text:p>
      <text:p text:style-name="Standard">a) 32.</text:p>
      <text:p text:style-name="Standard">b) 128.</text:p>
      <text:p text:style-name="Standard">c) 512.</text:p>
      <text:p text:style-name="Standard">d) Varía según el modelo y la marca.</text:p>
      <text:p text:style-name="Standard"/>
      <text:p text:style-name="Standard">¿Cuál de las siguientes opciones describe mejor la memoria GDDR en una tarjeta gráfica?</text:p>
      <text:p text:style-name="Standard">a) Graphics Double Data Rate.</text:p>
      <text:p text:style-name="Standard">b) General Dynamic Data RAM.</text:p>
      <text:p text:style-name="Standard">c) Graphics Disk Drive RAM.</text:p>
      <text:p text:style-name="Standard">d) General Double Density RAM.</text:p>
      <text:p text:style-name="Standard"/>
      <text:p text:style-name="Standard">¿Qué tamaño de tarjeta gráfica es comúnmente conocido como "dual-slot"?</text:p>
      <text:p text:style-name="Standard">a) Mini-ITX.</text:p>
      <text:p text:style-name="Standard"><text:soft-page-break/>b) Full-Height.</text:p>
      <text:p text:style-name="Standard">c) ATX.</text:p>
      <text:p text:style-name="Standard">d) Dos ranuras de expansión.</text:p>
      <text:p text:style-name="Standard"/>
      <text:p text:style-name="Standard">¿Cuál de las siguientes interfaces se utiliza comúnmente para conectar tarjetas gráficas a la tarjeta madre?</text:p>
      <text:p text:style-name="Standard">a) SATA.</text:p>
      <text:p text:style-name="Standard">b) PCIe.</text:p>
      <text:p text:style-name="Standard">c) USB.</text:p>
      <text:p text:style-name="Standard">d) Thunderbolt.</text:p>
      <text:p text:style-name="Standard"/>
      <text:p text:style-name="Standard">¿Cuál de los siguientes fabricantes es conocido por su línea de tarjetas gráficas Radeon?</text:p>
      <text:p text:style-name="Standard">a) NVIDIA.</text:p>
      <text:p text:style-name="Standard">b) Intel.</text:p>
      <text:p text:style-name="Standard">c) ASUS.</text:p>
      <text:p text:style-name="Standard">d) AMD.</text:p>
      <text:p text:style-name="Standard"/>
      <text:p text:style-name="Standard">¿Cuál de las siguientes opciones describe mejor el propósito de una tarjeta gráfica integrada?</text:p>
      <text:p text:style-name="Standard">a) Ofrecer un rendimiento gráfico superior en aplicaciones 3D.</text:p>
      <text:p text:style-name="Standard">b) Proporcionar capacidades gráficas básicas sin requerir una tarjeta gráfica dedicada.</text:p>
      <text:p text:style-name="Standard">c) Mejorar la velocidad de la CPU en tareas generales.</text:p>
      <text:p text:style-name="Standard">d) Agregar funcionalidades de realidad virtual.</text:p>
      <text:p text:style-name="Standard"/>
      <text:p text:style-name="Standard">¿Qué significa la sigla "VRAM" en el contexto de tarjetas gráficas?</text:p>
      <text:p text:style-name="Standard">a) Virtual RAM.</text:p>
      <text:p text:style-name="Standard">b) Video RAM.</text:p>
      <text:p text:style-name="Standard">c) Volatile RAM.</text:p>
      <text:p text:style-name="Standard">d) Variable RAM.</text:p>
      <text:p text:style-name="Standard"/>
      <text:p text:style-name="Standard">¿Cuál es el propósito principal de los núcleos CUDA en una tarjeta gráfica NVIDIA?</text:p>
      <text:p text:style-name="Standard">a) Mejorar el rendimiento de la memoria RAM.</text:p>
      <text:p text:style-name="Standard">b) Acelerar cálculos paralelos utilizando la arquitectura CUDA.</text:p>
      <text:p text:style-name="Standard">c) Gestionar la interfaz de usuario.</text:p>
      <text:p text:style-name="Standard">d) Controlar la velocidad del ventilador.</text:p>
      <text:p text:style-name="Standard"/>
      <text:p text:style-name="Standard">¿Cuál de las siguientes afirmaciones es verdadera sobre el tamaño físico de una tarjeta gráfica Mini-ITX?</text:p>
      <text:p text:style-name="Standard">a) Es más grande que una tarjeta gráfica ATX.</text:p>
      <text:p text:style-name="Standard">b) Es el mismo que una tarjeta gráfica Full-Height.</text:p>
      <text:p text:style-name="Standard">c) Es más pequeño que una tarjeta gráfica ATX y generalmente diseñado para sistemas compactos.</text:p>
      <text:p text:style-name="Standard">d) Varía significativamente dependiendo del fabricante.</text:p>
      <text:p text:style-name="Standard"/>
      <text:p text:style-name="Standard">¿Cuál de las siguientes opciones describe mejor la arquitectura de núcleos Tensor en tarjetas gráficas modernas?</text:p>
      <text:p text:style-name="Standard">a) Diseñada para mejorar el rendimiento en juegos.</text:p>
      <text:p text:style-name="Standard">b) Centrada en acelerar operaciones de inteligencia artificial y aprendizaje profundo.</text:p>
      <text:p text:style-name="Standard">c) Especializada en gráficos 2D.</text:p>
      <text:p text:style-name="Standard"><text:soft-page-break/>d) Controla las funciones de visualización en múltiples monitores.</text:p>
      <text:p text:style-name="Standard"/>
      <text:p text:style-name="Standard">¿Cuál de las siguientes afirmaciones es verdadera sobre las tarjetas gráficas externas (eGPU)?</text:p>
      <text:p text:style-name="Standard">a) Son solo compatibles con computadoras de escritorio.</text:p>
      <text:p text:style-name="Standard">b) Se conectan a través de puertos USB.</text:p>
      <text:p text:style-name="Standard">c) Mejoran el rendimiento gráfico de computadoras portátiles y ultrabooks.</text:p>
      <text:p text:style-name="Standard">d) No requieren alimentación eléctrica adicional.</text:p>
      <text:p text:style-name="Standard"/>
      <text:p text:style-name="Standard">¿Cuál de las siguientes interfaces se utiliza comúnmente para conectar tarjetas gráficas a la tarjeta madre?</text:p>
      <text:p text:style-name="Standard">a) SATA.</text:p>
      <text:p text:style-name="Standard">b) PCIe.</text:p>
      <text:p text:style-name="Standard">c) USB.</text:p>
      <text:p text:style-name="Standard">d) Thunderbolt.</text:p>
      <text:p text:style-name="Standard"/>
      <text:p text:style-name="Standard">¿Cuál de las siguientes opciones describe mejor el propósito de una tarjeta gráfica integrada?</text:p>
      <text:p text:style-name="Standard">a) Ofrecer un rendimiento gráfico superior en aplicaciones 3D.</text:p>
      <text:p text:style-name="Standard">b) Proporcionar capacidades gráficas básicas sin requerir una tarjeta gráfica dedicada.</text:p>
      <text:p text:style-name="Standard">c) Mejorar la velocidad de la CPU en tareas generales.</text:p>
      <text:p text:style-name="Standard">d) Agregar funcionalidades de realidad virtual.</text:p>
      <text:p text:style-name="Standard"/>
      <text:p text:style-name="Standard">¿Cuál de los siguientes fabricantes es conocido por su línea de tarjetas gráficas GeForce?</text:p>
      <text:p text:style-name="Standard">a) NVIDIA.</text:p>
      <text:p text:style-name="Standard">b) Intel.</text:p>
      <text:p text:style-name="Standard">c) ASUS.</text:p>
      <text:p text:style-name="Standard">d) AMD.</text:p>
      <text:p text:style-name="Standard"/>
      <text:p text:style-name="Standard">¿Cuántos procesadores de flujo tiene típicamente una tarjeta gráfica moderna?</text:p>
      <text:p text:style-name="Standard">a) 32.</text:p>
      <text:p text:style-name="Standard">b) 128.</text:p>
      <text:p text:style-name="Standard">c) 512.</text:p>
      <text:p text:style-name="Standard">d) Varía según el modelo y la marca.</text:p>
      <text:p text:style-name="Standard"/>
      <text:p text:style-name="Standard">¿Qué significa la sigla "GPU" en el contexto de hardware informático?</text:p>
      <text:p text:style-name="Standard">a) General Processing Unit.</text:p>
      <text:p text:style-name="Standard">b) Graphics Processing Unit.</text:p>
      <text:p text:style-name="Standard">c) General Purpose Unit.</text:p>
      <text:p text:style-name="Standard">d) Graphics Performance Unit.</text:p>
      <text:p text:style-name="Standard"/>
      <text:p text:style-name="Standard">¿Cuál de las siguientes opciones describe mejor la memoria GDDR en una tarjeta gráfica?</text:p>
      <text:p text:style-name="Standard">a) Graphics Double Data Rate.</text:p>
      <text:p text:style-name="Standard">b) General Dynamic Data RAM.</text:p>
      <text:p text:style-name="Standard">c) Graphics Disk Drive RAM.</text:p>
      <text:p text:style-name="Standard">d) General Double Density RAM.</text:p>
      <text:p text:style-name="Standard"/>
      <text:p text:style-name="Standard">¿Cuál de los siguientes fabricantes es conocido por su línea de tarjetas gráficas Radeon?</text:p>
      <text:p text:style-name="Standard">a) NVIDIA.</text:p>
      <text:p text:style-name="Standard"><text:soft-page-break/>b) Intel.</text:p>
      <text:p text:style-name="Standard">c) ASUS.</text:p>
      <text:p text:style-name="Standard">d) AMD.</text:p>
      <text:p text:style-name="Standard"/>
      <text:p text:style-name="Standard">¿Cuál de las siguientes afirmaciones es verdadera sobre el tamaño físico de una tarjeta gráfica Mini-ITX?</text:p>
      <text:p text:style-name="Standard">a) Es más grande que una tarjeta gráfica ATX.</text:p>
      <text:p text:style-name="Standard">b) Es el mismo que una tarjeta gráfica Full-Height.</text:p>
      <text:p text:style-name="Standard">c) Es más pequeño que una tarjeta gráfica ATX y generalmente diseñado para sistemas compactos.</text:p>
      <text:p text:style-name="Standard">d) Varía significativamente dependiendo del fabricante.</text:p>
      <text:p text:style-name="Standard"/>
      <text:p text:style-name="Standard">¿Cuál de las siguientes opciones describe mejor la arquitectura de núcleos Tensor en tarjetas gráficas modernas?</text:p>
      <text:p text:style-name="Standard">a) Diseñada para mejorar el rendimiento en juegos.</text:p>
      <text:p text:style-name="Standard">b) Centrada en acelerar operaciones de inteligencia artificial y aprendizaje profundo.</text:p>
      <text:p text:style-name="Standard">c) Especializada en gráficos 2D.</text:p>
      <text:p text:style-name="Standard">d) Controla las funciones de visualización en múltiples monitores.</text:p>
      <text:p text:style-name="Standard"/>
      <text:p text:style-name="Standard">¿Cuál de las siguientes afirmaciones es verdadera sobre las tarjetas gráficas externas (eGPU)?</text:p>
      <text:p text:style-name="Standard">a) Son solo compatibles con computadoras de escritorio.</text:p>
      <text:p text:style-name="Standard">b) Se conectan a través de puertos USB.</text:p>
      <text:p text:style-name="Standard">c) Mejoran el rendimiento gráfico de computadoras portátiles y ultrabooks.</text:p>
      <text:p text:style-name="Standard">d) No requieren alimentación eléctrica adicional.</text:p>
      <text:p text:style-name="Standard"/>
      <text:p text:style-name="Standard">¿Cuál de los siguientes fabricantes es conocido por sus tarjetas gráficas GeForce?</text:p>
      <text:p text:style-name="Standard">a) AMD.</text:p>
      <text:p text:style-name="Standard">b) Intel.</text:p>
      <text:p text:style-name="Standard">c) NVIDIA.</text:p>
      <text:p text:style-name="Standard">d) ASUS.</text:p>
      <text:p text:style-name="Standard"/>
      <text:p text:style-name="Standard">¿Qué es CUDA en el contexto de tarjetas gráficas NVIDIA?</text:p>
      <text:p text:style-name="Standard">a) Un tipo de conector de pantalla.</text:p>
      <text:p text:style-name="Standard">b) Una interfaz de usuario para configurar gráficos.</text:p>
      <text:p text:style-name="Standard">c) Una arquitectura de procesamiento paralelo desarrollada por NVIDIA.</text:p>
      <text:p text:style-name="Standard">d) Una tecnología de refrigeración avanzada.</text:p>
      <text:p text:style-name="Standard"/>
      <text:p text:style-name="Standard">¿Cuál de las siguientes opciones describe mejor el propósito de una tarjeta gráfica integrada?</text:p>
      <text:p text:style-name="Standard">a) Ofrecer un rendimiento gráfico superior en aplicaciones 3D.</text:p>
      <text:p text:style-name="Standard">b) Proporcionar capacidades gráficas básicas sin requerir una tarjeta gráfica dedicada.</text:p>
      <text:p text:style-name="Standard">c) Mejorar la velocidad de la CPU en tareas generales.</text:p>
      <text:p text:style-name="Standard">d) Agregar funcionalidades de realidad virtual.</text:p>
      <text:p text:style-name="Standard"/>
      <text:p text:style-name="Standard">¿Cuántos procesadores de flujo tiene típicamente una tarjeta gráfica moderna?</text:p>
      <text:p text:style-name="Standard">a) 32.</text:p>
      <text:p text:style-name="Standard">b) 128.</text:p>
      <text:p text:style-name="Standard">c) 512.</text:p>
      <text:p text:style-name="Standard">d) Varía según el modelo y la marca.</text:p>
      <text:p text:style-name="Standard"><text:soft-page-break/></text:p>
      <text:p text:style-name="Standard">¿Cuál de las siguientes opciones describe mejor la arquitectura de núcleos Tensor en tarjetas gráficas modernas?</text:p>
      <text:p text:style-name="Standard">a) Diseñada para mejorar el rendimiento en juegos.</text:p>
      <text:p text:style-name="Standard">b) Centrada en acelerar operaciones de inteligencia artificial y aprendizaje profundo.</text:p>
      <text:p text:style-name="Standard">c) Especializada en gráficos 2D.</text:p>
      <text:p text:style-name="Standard">d) Controla las funciones de visualización en múltiples monitores.</text:p>
      <text:p text:style-name="Standard"/>
      <text:p text:style-name="Standard">¿Cuál es el propósito principal de los núcleos CUDA en una tarjeta gráfica NVIDIA?</text:p>
      <text:p text:style-name="Standard">a) Mejorar el rendimiento de la memoria RAM.</text:p>
      <text:p text:style-name="Standard">b) Acelerar cálculos paralelos utilizando la arquitectura CUDA.</text:p>
      <text:p text:style-name="Standard">c) Gestionar la interfaz de usuario.</text:p>
      <text:p text:style-name="Standard">d) Controlar la velocidad del ventilador.</text:p>
      <text:p text:style-name="Standard"/>
      <text:p text:style-name="Standard">¿Cuál es la finalidad principal de los buses en una placa base?</text:p>
      <text:p text:style-name="Standard">a) Gestionar la comunicación entre la CPU y los periféricos.</text:p>
      <text:p text:style-name="Standard">b) Alimentar los componentes de la placa base.</text:p>
      <text:p text:style-name="Standard">c) Controlar la velocidad del ventilador.</text:p>
      <text:p text:style-name="Standard">d) Administrar la memoria RAM.</text:p>
      <text:p text:style-name="Standard"/>
      <text:p text:style-name="Standard">¿Qué es un bus de datos en el contexto de la placa base?</text:p>
      <text:p text:style-name="Standard">a) Un conector para dispositivos de almacenamiento.</text:p>
      <text:p text:style-name="Standard">b) Una vía de comunicación por donde se transmiten los datos entre la CPU y otros componentes.</text:p>
      <text:p text:style-name="Standard">c) Un sistema de alimentación para la tarjeta madre.</text:p>
      <text:p text:style-name="Standard">d) Un conector de pantalla.</text:p>
      <text:p text:style-name="Standard"/>
      <text:p text:style-name="Standard">¿Cuál de las siguientes afirmaciones es verdadera sobre un bus de dirección en la placa base?</text:p>
      <text:p text:style-name="Standard">a) Controla la velocidad de la CPU.</text:p>
      <text:p text:style-name="Standard">b) Facilita la conexión de dispositivos de almacenamiento.</text:p>
      <text:p text:style-name="Standard">c) Determina la cantidad máxima de memoria que la CPU puede direccionar.</text:p>
      <text:p text:style-name="Standard">d) Regula la temperatura del sistema.</text:p>
      <text:p text:style-name="Standard"/>
      <text:p text:style-name="Standard">¿Cuál es la ventaja principal de un bus de datos más ancho (por ejemplo, de 64 bits) en comparación con uno más estrecho (por ejemplo, de 32 bits)?</text:p>
      <text:p text:style-name="Standard">a) Mayor velocidad de transferencia de datos.</text:p>
      <text:p text:style-name="Standard">b) Menor consumo de energía.</text:p>
      <text:p text:style-name="Standard">c) Mayor compatibilidad con periféricos antiguos.</text:p>
      <text:p text:style-name="Standard">d) Menor costo de fabricación.</text:p>
      <text:p text:style-name="Standard"/>
      <text:p text:style-name="Standard">¿Dónde suele estar ubicado el bus PCI Express (PCIe) en una placa base?</text:p>
      <text:p text:style-name="Standard">a) En el extremo superior de la placa.</text:p>
      <text:p text:style-name="Standard">b) En el centro de la placa.</text:p>
      <text:p text:style-name="Standard">c) En la parte inferior de la placa.</text:p>
      <text:p text:style-name="Standard">d) En el lateral de la placa.</text:p>
      <text:p text:style-name="Standard"/>
      <text:p text:style-name="Standard">¿Cuál es la finalidad principal de un bus de sistema (FSB) en la placa base?</text:p>
      <text:p text:style-name="Standard">a) Conectar periféricos externos.</text:p>
      <text:p text:style-name="Standard"><text:soft-page-break/>b) Facilitar la comunicación entre la CPU y la memoria RAM.</text:p>
      <text:p text:style-name="Standard">c) Gestionar la energía de la placa.</text:p>
      <text:p text:style-name="Standard">d) Controlar la velocidad del ventilador de la CPU.</text:p>
      <text:p text:style-name="Standard"/>
      <text:p text:style-name="Standard">¿Cuál de las siguientes afirmaciones es verdadera sobre la arquitectura de un bus paralelo en la placa base?</text:p>
      <text:p text:style-name="Standard">a) Transmite datos de bit en bit en un solo cable.</text:p>
      <text:p text:style-name="Standard">b) Utiliza múltiples cables para transmitir varios bits simultáneamente.</text:p>
      <text:p text:style-name="Standard">c) Transmite datos en forma de paquetes a través de cables paralelos.</text:p>
      <text:p text:style-name="Standard">d) Se utiliza exclusivamente para la conexión de dispositivos de almacenamiento.</text:p>
      <text:p text:style-name="Standard"/>
      <text:p text:style-name="Standard">¿Qué es un conector IDE en la placa base?</text:p>
      <text:p text:style-name="Standard">a) Un conector de pantalla.</text:p>
      <text:p text:style-name="Standard">b) Un conector para dispositivos de almacenamiento.</text:p>
      <text:p text:style-name="Standard">c) Un conector de alimentación para la CPU.</text:p>
      <text:p text:style-name="Standard">d) Un conector de red.</text:p>
      <text:p text:style-name="Standard"/>
      <text:p text:style-name="Standard">¿Cuál de las siguientes afirmaciones es verdadera sobre el bus SATA en la placa base?</text:p>
      <text:p text:style-name="Standard">a) Utiliza un conector de 40 pines.</text:p>
      <text:p text:style-name="Standard">b) Transmite datos en forma de paquetes a través de cables paralelos.</text:p>
      <text:p text:style-name="Standard">c) Se utiliza para la conexión de dispositivos de red.</text:p>
      <text:p text:style-name="Standard">d) Se utiliza para la conexión de dispositivos de almacenamiento, como discos duros y unidades SSD.</text:p>
      <text:p text:style-name="Standard"/>
      <text:p text:style-name="Standard">¿Cuál es la ventaja principal de un bus serie en comparación con un bus paralelo en la placa base?</text:p>
      <text:p text:style-name="Standard">a) Mayor velocidad de transferencia de datos.</text:p>
      <text:p text:style-name="Standard">b) Menor consumo de energía.</text:p>
      <text:p text:style-name="Standard">c) Mayor compatibilidad con periféricos antiguos.</text:p>
      <text:p text:style-name="Standard">d) Menor costo de fabricación.</text:p>
      <text:p text:style-name="Standard"/>
      <text:p text:style-name="Standard">¿Qué es un conector PCIe en la placa base?</text:p>
      <text:p text:style-name="Standard">a) Un conector de alimentación para la CPU.</text:p>
      <text:p text:style-name="Standard">b) Un conector de red.</text:p>
      <text:p text:style-name="Standard">c) Un conector para dispositivos de almacenamiento.</text:p>
      <text:p text:style-name="Standard">d) Un conector de expansión para tarjetas gráficas, tarjetas de sonido y otros periféricos.</text:p>
      <text:p text:style-name="Standard"/>
      <text:p text:style-name="Standard">¿Cuál es la finalidad principal de un bus de sistema (FSB) en la placa base?</text:p>
      <text:p text:style-name="Standard">a) Conectar periféricos externos.</text:p>
      <text:p text:style-name="Standard">b) Facilitar la comunicación entre la CPU y la memoria RAM.</text:p>
      <text:p text:style-name="Standard">c) Gestionar la energía de la placa.</text:p>
      <text:p text:style-name="Standard">d) Controlar la velocidad del ventilador de la CPU.</text:p>
      <text:p text:style-name="Standard"/>
      <text:p text:style-name="Standard">¿Qué es un conector IDE en la placa base?</text:p>
      <text:p text:style-name="Standard">a) Un conector de pantalla.</text:p>
      <text:p text:style-name="Standard">b) Un conector para dispositivos de almacenamiento.</text:p>
      <text:p text:style-name="Standard">c) Un conector de alimentación para la CPU.</text:p>
      <text:p text:style-name="Standard">d) Un conector de red.</text:p>
      <text:p text:style-name="Standard"><text:soft-page-break/></text:p>
      <text:p text:style-name="Standard">¿Cuál de las siguientes afirmaciones es verdadera sobre el bus SATA en la placa base?</text:p>
      <text:p text:style-name="Standard">a) Utiliza un conector de 40 pines.</text:p>
      <text:p text:style-name="Standard">b) Transmite datos en forma de paquetes a través de cables paralelos.</text:p>
      <text:p text:style-name="Standard">c) Se utiliza para la conexión de dispositivos de red.</text:p>
      <text:p text:style-name="Standard">d) Se utiliza para la conexión de dispositivos de almacenamiento, como discos duros y unidades SSD.</text:p>
      <text:p text:style-name="Standard"/>
      <text:p text:style-name="Standard">¿Cuál es la ventaja principal de un bus serie en comparación con un bus paralelo en la placa base?</text:p>
      <text:p text:style-name="Standard">a) Mayor velocidad de transferencia de datos.</text:p>
      <text:p text:style-name="Standard">b) Menor consumo de energía.</text:p>
      <text:p text:style-name="Standard">c) Mayor compatibilidad con periféricos antiguos.</text:p>
      <text:p text:style-name="Standard">d) Menor costo de fabricación.</text:p>
      <text:p text:style-name="Standard"/>
      <text:p text:style-name="Standard">¿Qué es un conector PCIe en la placa base?</text:p>
      <text:p text:style-name="Standard">a) Un conector de alimentación para la CPU.</text:p>
      <text:p text:style-name="Standard">b) Un conector de red.</text:p>
      <text:p text:style-name="Standard">c) Un conector para dispositivos de almacenamiento.</text:p>
      <text:p text:style-name="Standard">d) Un conector de expansión para tarjetas gráficas, tarjetas de sonido y otros periféricos.</text:p>
      <text:p text:style-name="Standard"/>
      <text:p text:style-name="Standard">¿Dónde suele estar ubicado el bus PCI Express (PCIe) en una placa base?</text:p>
      <text:p text:style-name="Standard">a) En el extremo superior de la placa.</text:p>
      <text:p text:style-name="Standard">b) En el centro de la placa.</text:p>
      <text:p text:style-name="Standard">c) En la parte inferior de la placa.</text:p>
      <text:p text:style-name="Standard">d) En el lateral de la placa.</text:p>
      <text:p text:style-name="Standard"/>
      <text:p text:style-name="Standard">¿Cuál es la finalidad principal de un bus de sistema (FSB) en la placa base?</text:p>
      <text:p text:style-name="Standard">a) Conectar periféricos externos.</text:p>
      <text:p text:style-name="Standard">b) Facilitar la comunicación entre la CPU y la memoria RAM.</text:p>
      <text:p text:style-name="Standard">c) Gestionar la energía de la placa.</text:p>
      <text:p text:style-name="Standard">d) Controlar la velocidad del ventilador de la CPU.</text:p>
      <text:p text:style-name="Standard"/>
      <text:p text:style-name="Standard">¿Qué es un conector IDE en la placa base?</text:p>
      <text:p text:style-name="Standard">a) Un conector de pantalla.</text:p>
      <text:p text:style-name="Standard">b) Un conector para dispositivos de almacenamiento.</text:p>
      <text:p text:style-name="Standard">c) Un conector de alimentación para la CPU.</text:p>
      <text:p text:style-name="Standard">d) Un conector de red.</text:p>
      <text:p text:style-name="Standard"/>
      <text:p text:style-name="Standard">¿Cuál de las siguientes afirmaciones es verdadera sobre el bus SATA en la placa base?</text:p>
      <text:p text:style-name="Standard">a) Utiliza un conector de 40 pines.</text:p>
      <text:p text:style-name="Standard">b) Transmite datos en forma de paquetes a través de cables paralelos.</text:p>
      <text:p text:style-name="Standard">c) Se utiliza para la conexión de dispositivos de red.</text:p>
      <text:p text:style-name="Standard">d) Se utiliza para la conexión de dispositivos de almacenamiento, como discos duros y unidades SS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/text:p>
        <text:p text:style-name="MP1"/>
      </style:header>
      <style:footer>
        <text:p text:style-name="MP2"><text:bookmark-start text:name="PageNumWizard_FOOTER_Estilo de página predeterminado3"/><text:page-number text:select-page="current">55</text:page-number><text:s/>/ <text:page-count>55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54</text:page-number><text:s/>/ <text:page-count>5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2:50:20.372000000</dc:date>
    <meta:editing-duration>PT8H19M18S</meta:editing-duration>
    <meta:editing-cycles>11</meta:editing-cycles>
    <meta:generator>LibreOffice/7.6.3.2$Windows_X86_64 LibreOffice_project/29d686fea9f6705b262d369fede658f824154cc0</meta:generator>
    <meta:document-statistic meta:table-count="0" meta:image-count="0" meta:object-count="0" meta:page-count="55" meta:paragraph-count="2012" meta:word-count="14388" meta:character-count="85331" meta:non-whitespace-character-count="72948"/>
  </office:meta>
</office:document-meta>
</file>